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none"/>
    </style:style>
    <style:style style:name="Table4" style:family="table">
      <style:table-properties style:width="6.9271in" fo:margin-left="0in" table:align="left"/>
    </style:style>
    <style:style style:name="Table4.A" style:family="table-column">
      <style:table-column-properties style:column-width="2.125in"/>
    </style:style>
    <style:style style:name="Table4.B" style:family="table-column">
      <style:table-column-properties style:column-width="1.0625in"/>
    </style:style>
    <style:style style:name="Table4.C"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0.05pt solid #000000" fo:border-top="none" fo:border-bottom="none"/>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3" style:family="paragraph" style:parent-style-name="Standard">
      <style:text-properties style:use-window-font-color="true" loext:opacity="0%" style:font-name="Liberation Serif" fo:font-size="12pt" fo:font-weight="normal" officeooo:rsid="00f8dcd3" officeooo:paragraph-rsid="00f301b4" style:font-name-asian="Microsoft YaHei" style:font-size-asian="12pt" style:font-weight-asian="normal" style:font-name-complex="Lucida Sans" style:font-size-complex="12pt" style:font-weight-complex="normal"/>
    </style:style>
    <style:style style:name="P4" style:family="paragraph" style:parent-style-name="Text_20_body">
      <style:text-properties style:use-window-font-color="true" loext:opacity="0%" style:font-name="Liberation Serif" fo:font-size="12pt" fo:font-weight="normal" officeooo:rsid="00f8dcd3" officeooo:paragraph-rsid="00f9859f" style:font-name-asian="Microsoft YaHei" style:font-size-asian="12pt" style:font-weight-asian="normal" style:font-name-complex="Lucida Sans" style:font-size-complex="12pt" style:font-weight-complex="normal"/>
    </style:style>
    <style:style style:name="P5" style:family="paragraph" style:parent-style-name="Text_20_body">
      <style:text-properties style:use-window-font-color="true" loext:opacity="0%" style:font-name="Liberation Serif" fo:font-size="12pt" fo:font-weight="normal" officeooo:rsid="00a0524f" officeooo:paragraph-rsid="0111f31a" style:font-name-asian="Microsoft YaHei" style:font-size-asian="12pt" style:font-weight-asian="normal" style:font-name-complex="Lucida Sans" style:font-size-complex="12pt" style:font-weight-complex="normal"/>
    </style:style>
    <style:style style:name="P6" style:family="paragraph" style:parent-style-name="Table_20_Contents">
      <style:text-properties officeooo:rsid="005f6810" officeooo:paragraph-rsid="005f6810"/>
    </style:style>
    <style:style style:name="P7" style:family="paragraph" style:parent-style-name="Table_20_Contents">
      <style:text-properties officeooo:rsid="005f6810" officeooo:paragraph-rsid="00df0848"/>
    </style:style>
    <style:style style:name="P8" style:family="paragraph" style:parent-style-name="Table_20_Contents">
      <style:text-properties officeooo:rsid="005f6810" officeooo:paragraph-rsid="014660e9"/>
    </style:style>
    <style:style style:name="P9" style:family="paragraph" style:parent-style-name="Table_20_Contents">
      <style:text-properties officeooo:rsid="005f6810" officeooo:paragraph-rsid="0162bebf"/>
    </style:style>
    <style:style style:name="P10" style:family="paragraph" style:parent-style-name="Table_20_Contents">
      <style:text-properties officeooo:rsid="0061d2b3" officeooo:paragraph-rsid="0061d2b3"/>
    </style:style>
    <style:style style:name="P11" style:family="paragraph" style:parent-style-name="Table_20_Contents">
      <style:text-properties officeooo:rsid="0061d2b3" officeooo:paragraph-rsid="00df0848"/>
    </style:style>
    <style:style style:name="P12" style:family="paragraph" style:parent-style-name="Table_20_Contents">
      <style:text-properties officeooo:rsid="0061d2b3" officeooo:paragraph-rsid="014660e9"/>
    </style:style>
    <style:style style:name="P13" style:family="paragraph" style:parent-style-name="Table_20_Contents">
      <style:text-properties officeooo:rsid="0061d2b3" officeooo:paragraph-rsid="0162bebf"/>
    </style:style>
    <style:style style:name="P14" style:family="paragraph" style:parent-style-name="Table_20_Contents">
      <style:text-properties officeooo:rsid="007204da" officeooo:paragraph-rsid="007204da"/>
    </style:style>
    <style:style style:name="P15" style:family="paragraph" style:parent-style-name="Table_20_Contents">
      <style:text-properties officeooo:rsid="007204da" officeooo:paragraph-rsid="00df0848"/>
    </style:style>
    <style:style style:name="P16" style:family="paragraph" style:parent-style-name="Table_20_Contents">
      <style:text-properties officeooo:rsid="007204da" officeooo:paragraph-rsid="014660e9"/>
    </style:style>
    <style:style style:name="P17" style:family="paragraph" style:parent-style-name="Table_20_Contents">
      <style:text-properties officeooo:rsid="007204da" officeooo:paragraph-rsid="0162bebf"/>
    </style:style>
    <style:style style:name="P18" style:family="paragraph" style:parent-style-name="Text_20_body">
      <style:paragraph-properties fo:text-align="center" style:justify-single-word="false"/>
      <style:text-properties officeooo:rsid="00e26a77" officeooo:paragraph-rsid="00e26a77"/>
    </style:style>
    <style:style style:name="P19" style:family="paragraph" style:parent-style-name="Text_20_body">
      <style:text-properties officeooo:paragraph-rsid="0162bebf"/>
    </style:style>
    <style:style style:name="P20"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21" style:family="paragraph" style:parent-style-name="Table_20_Contents">
      <style:paragraph-properties fo:text-align="start" style:justify-single-word="false"/>
      <style:text-properties fo:font-style="normal" fo:font-weight="normal" officeooo:rsid="01054d59" officeooo:paragraph-rsid="012d6c7e" style:font-style-asian="normal" style:font-weight-asian="normal" style:font-style-complex="normal" style:font-weight-complex="normal"/>
    </style:style>
    <style:style style:name="P22"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23" style:family="paragraph" style:parent-style-name="Table_20_Contents">
      <style:paragraph-properties fo:text-align="start" style:justify-single-word="false"/>
      <style:text-properties fo:font-style="normal" fo:font-weight="normal" officeooo:rsid="01054d59" officeooo:paragraph-rsid="01569ecc" style:font-style-asian="normal" style:font-weight-asian="normal" style:font-style-complex="normal" style:font-weight-complex="normal"/>
    </style:style>
    <style:style style:name="P24" style:family="paragraph" style:parent-style-name="Table_20_Contents">
      <style:paragraph-properties fo:text-align="start" style:justify-single-word="false"/>
      <style:text-properties fo:font-style="normal" fo:font-weight="normal" officeooo:rsid="01054d59" officeooo:paragraph-rsid="015bf5ee" style:font-style-asian="normal" style:font-weight-asian="normal" style:font-style-complex="normal" style:font-weight-complex="normal"/>
    </style:style>
    <style:style style:name="P25" style:family="paragraph" style:parent-style-name="Table_20_Contents">
      <style:paragraph-properties fo:text-align="start" style:justify-single-word="false"/>
      <style:text-properties fo:font-style="normal" fo:font-weight="normal" officeooo:rsid="01054d59" officeooo:paragraph-rsid="0162bebf"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font-style="normal" fo:font-weight="normal" officeooo:rsid="010686a5" officeooo:paragraph-rsid="015b076a"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font-style="normal" fo:font-weight="normal" officeooo:rsid="010686a5" officeooo:paragraph-rsid="0162bebf"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font-style="normal" fo:font-weight="normal" officeooo:rsid="010686a5" officeooo:paragraph-rsid="0178050e"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801ba" officeooo:paragraph-rsid="01569ecc"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801ba" officeooo:paragraph-rsid="015bf5ee"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801ba" officeooo:paragraph-rsid="01729813" style:font-style-asian="normal" style:font-weight-asian="normal" style:font-style-complex="normal" style:font-weight-complex="normal"/>
    </style:style>
    <style:style style:name="P37"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38"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fo:font-style="normal" fo:font-weight="normal" officeooo:rsid="012d6c7e" officeooo:paragraph-rsid="012f8065"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officeooo:rsid="015bc792" officeooo:paragraph-rsid="015bc792"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fo:font-style="normal" fo:font-weight="normal" officeooo:rsid="015bc792" officeooo:paragraph-rsid="015bf5ee"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fo:font-style="normal" fo:font-weight="normal" officeooo:rsid="015bc792" officeooo:paragraph-rsid="0162bebf"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fo:font-style="normal" fo:font-weight="normal" officeooo:rsid="017d6358" officeooo:paragraph-rsid="017d6358" style:font-style-asian="normal" style:font-weight-asian="normal" style:font-style-complex="normal" style:font-weight-complex="normal"/>
    </style:style>
    <style:style style:name="P44" style:family="paragraph" style:parent-style-name="Text_20_body">
      <style:text-properties fo:font-style="normal" officeooo:rsid="0173bfa1" officeooo:paragraph-rsid="0173bfa1" style:font-style-asian="normal" style:font-style-complex="normal"/>
    </style:style>
    <style:style style:name="P45" style:family="paragraph" style:parent-style-name="Table_20_Contents">
      <style:paragraph-properties fo:text-align="center" style:justify-single-word="false"/>
      <style:text-properties style:font-name="Liberation Serif" fo:font-size="12pt" officeooo:rsid="00a21acd" officeooo:paragraph-rsid="00f301b4" style:font-size-asian="12pt" style:font-size-complex="12pt"/>
    </style:style>
    <style:style style:name="P46" style:family="paragraph" style:parent-style-name="Table_20_Contents">
      <style:paragraph-properties fo:text-align="center" style:justify-single-word="false"/>
      <style:text-properties style:font-name="Liberation Serif" fo:font-size="12pt" officeooo:rsid="00a21acd" officeooo:paragraph-rsid="010ab534" style:font-size-asian="12pt" style:font-size-complex="12pt"/>
    </style:style>
    <style:style style:name="P47" style:family="paragraph" style:parent-style-name="Table_20_Contents">
      <style:paragraph-properties fo:text-align="center" style:justify-single-word="false"/>
      <style:text-properties style:font-name="Liberation Serif" fo:font-size="12pt" officeooo:rsid="00a21acd" officeooo:paragraph-rsid="010e248a" style:font-size-asian="12pt" style:font-size-complex="12pt"/>
    </style:style>
    <style:style style:name="P48" style:family="paragraph" style:parent-style-name="Table_20_Contents">
      <style:text-properties style:font-name="Liberation Serif" fo:font-size="12pt" officeooo:rsid="00a49606" officeooo:paragraph-rsid="00f301b4" style:font-size-asian="12pt" style:font-size-complex="12pt"/>
    </style:style>
    <style:style style:name="P49" style:family="paragraph" style:parent-style-name="Table_20_Contents">
      <style:paragraph-properties fo:text-align="start" style:justify-single-word="false"/>
      <style:text-properties fo:font-style="italic" fo:font-weight="bold" officeooo:rsid="015bf5ee" officeooo:paragraph-rsid="015bf5ee" style:font-style-asian="italic" style:font-weight-asian="bold" style:font-style-complex="italic" style:font-weight-complex="bold"/>
    </style:style>
    <style:style style:name="P50" style:family="paragraph" style:parent-style-name="Text_20_body">
      <style:text-properties officeooo:rsid="003a4cee" officeooo:paragraph-rsid="014660e9"/>
    </style:style>
    <style:style style:name="P51" style:family="paragraph" style:parent-style-name="Text_20_body">
      <style:text-properties officeooo:rsid="003a4cee" officeooo:paragraph-rsid="01482b6b"/>
    </style:style>
    <style:style style:name="P52" style:family="paragraph" style:parent-style-name="Text_20_body">
      <style:text-properties officeooo:paragraph-rsid="0135f7cd"/>
    </style:style>
    <style:style style:name="P53" style:family="paragraph" style:parent-style-name="Text_20_body">
      <style:text-properties officeooo:rsid="007c6c6f" officeooo:paragraph-rsid="007c6c6f"/>
    </style:style>
    <style:style style:name="P54" style:family="paragraph" style:parent-style-name="Text_20_body">
      <style:text-properties officeooo:paragraph-rsid="01604b93"/>
    </style:style>
    <style:style style:name="P55" style:family="paragraph" style:parent-style-name="Text_20_body">
      <style:text-properties officeooo:paragraph-rsid="014ba44c"/>
    </style:style>
    <style:style style:name="P56" style:family="paragraph" style:parent-style-name="Text_20_body">
      <style:paragraph-properties fo:text-align="center" style:justify-single-word="false"/>
      <style:text-properties fo:color="#c9211e" loext:opacity="100%" officeooo:rsid="01645c6d" officeooo:paragraph-rsid="01645c6d"/>
    </style:style>
    <style:style style:name="P57" style:family="paragraph" style:parent-style-name="Text_20_body">
      <style:text-properties fo:color="#c9211e" loext:opacity="100%" officeooo:rsid="018c17a9" officeooo:paragraph-rsid="018c17a9"/>
    </style:style>
    <style:style style:name="P58" style:family="paragraph" style:parent-style-name="Standard">
      <style:text-properties fo:font-size="6pt" style:font-size-asian="5.25pt" style:font-size-complex="6pt"/>
    </style:style>
    <style:style style:name="P59" style:family="paragraph" style:parent-style-name="Heading_20_1">
      <style:paragraph-properties fo:break-before="page"/>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60"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61" style:family="paragraph" style:parent-style-name="Heading_20_3">
      <style:text-properties officeooo:rsid="002b4a7d" officeooo:paragraph-rsid="002b4a7d"/>
    </style:style>
    <style:style style:name="P62" style:family="paragraph" style:parent-style-name="Heading_20_3">
      <style:text-properties officeooo:rsid="002b4a7d" officeooo:paragraph-rsid="014660e9"/>
    </style:style>
    <style:style style:name="P63"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64"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65" style:family="paragraph" style:parent-style-name="Heading_20_4">
      <style:text-properties style:use-window-font-color="true" loext:opacity="0%"/>
    </style:style>
    <style:style style:name="P66" style:family="paragraph" style:parent-style-name="Heading_20_4">
      <style:text-properties style:use-window-font-color="true" loext:opacity="0%" officeooo:rsid="00589969" officeooo:paragraph-rsid="00589969"/>
    </style:style>
    <style:style style:name="P67" style:family="paragraph" style:parent-style-name="Heading_20_4">
      <style:text-properties style:use-window-font-color="true" loext:opacity="0%" officeooo:rsid="00589969" officeooo:paragraph-rsid="014660e9"/>
    </style:style>
    <style:style style:name="P68" style:family="paragraph" style:parent-style-name="Heading_20_4">
      <style:text-properties style:use-window-font-color="true" loext:opacity="0%" officeooo:paragraph-rsid="014660e9"/>
    </style:style>
    <style:style style:name="P69" style:family="paragraph" style:parent-style-name="Heading_20_4" style:list-style-name=""/>
    <style:style style:name="P70" style:family="paragraph" style:parent-style-name="Heading_20_4">
      <style:paragraph-properties fo:break-before="page"/>
    </style:style>
    <style:style style:name="P71" style:family="paragraph" style:parent-style-name="Heading_20_4">
      <style:text-properties officeooo:paragraph-rsid="014660e9"/>
    </style:style>
    <style:style style:name="P72" style:family="paragraph" style:parent-style-name="Heading_20_5">
      <style:text-properties style:use-window-font-color="true" loext:opacity="0%" officeooo:rsid="00e09d82" officeooo:paragraph-rsid="00e09d82"/>
    </style:style>
    <style:style style:name="P73" style:family="paragraph" style:parent-style-name="Heading_20_5">
      <style:text-properties style:use-window-font-color="true" loext:opacity="0%" officeooo:rsid="00e09d82" officeooo:paragraph-rsid="014660e9"/>
    </style:style>
    <style:style style:name="P74" style:family="paragraph" style:parent-style-name="Heading_20_5">
      <style:text-properties style:use-window-font-color="true" loext:opacity="0%" style:font-name="Liberation Sans" fo:font-size="11.8999996185303pt" officeooo:rsid="00e236e4" officeooo:paragraph-rsid="014660e9" style:font-name-asian="Microsoft YaHei" style:font-size-asian="11.8999996185303pt" style:font-name-complex="Lucida Sans" style:font-size-complex="11.8999996185303pt"/>
    </style:style>
    <style:style style:name="P75" style:family="paragraph" style:parent-style-name="Heading_20_5">
      <style:paragraph-properties fo:break-before="page"/>
    </style:style>
    <style:style style:name="P76" style:family="paragraph" style:parent-style-name="Heading_20_5">
      <style:text-properties officeooo:paragraph-rsid="01534272"/>
    </style:style>
    <style:style style:name="P77" style:family="paragraph" style:parent-style-name="Heading_20_5">
      <style:text-properties officeooo:paragraph-rsid="0162bebf"/>
    </style:style>
    <style:style style:name="P78" style:family="paragraph" style:parent-style-name="Heading_20_5">
      <style:text-properties officeooo:paragraph-rsid="014660e9"/>
    </style:style>
    <style:style style:name="P79" style:family="paragraph" style:parent-style-name="Heading_20_5">
      <style:paragraph-properties fo:break-before="page"/>
      <style:text-properties officeooo:paragraph-rsid="014660e9"/>
    </style:style>
    <style:style style:name="P80" style:family="paragraph" style:parent-style-name="Heading_20_5" style:list-style-name="">
      <style:text-properties officeooo:paragraph-rsid="014660e9"/>
    </style:style>
    <style:style style:name="P81" style:family="paragraph" style:parent-style-name="Heading_20_5">
      <style:text-properties officeooo:paragraph-rsid="0232816a"/>
    </style:style>
    <style:style style:name="P82"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83" style:family="paragraph" style:parent-style-name="Table_20_Contents">
      <style:text-properties style:use-window-font-color="true" loext:opacity="0%" style:font-name="Liberation Serif" fo:font-size="12pt" officeooo:rsid="01bd183a" officeooo:paragraph-rsid="01bd183a" style:font-size-asian="12pt" style:font-size-complex="12pt"/>
    </style:style>
    <style:style style:name="P84" style:family="paragraph" style:parent-style-name="Table_20_Contents">
      <style:text-properties style:use-window-font-color="true" loext:opacity="0%" officeooo:rsid="01cf2c4a" officeooo:paragraph-rsid="01cf2c4a"/>
    </style:style>
    <style:style style:name="P85" style:family="paragraph" style:parent-style-name="Table_20_Contents">
      <style:text-properties style:use-window-font-color="true" loext:opacity="0%" officeooo:rsid="01dfbf37" officeooo:paragraph-rsid="01dfbf37"/>
    </style:style>
    <style:style style:name="P86"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90"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91"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92"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93"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94"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95" style:family="paragraph" style:parent-style-name="Table_20_Contents">
      <style:text-properties style:font-name="Liberation Serif" fo:font-size="12pt" officeooo:rsid="019eebbf" officeooo:paragraph-rsid="019eebbf" style:font-size-asian="12pt" style:font-size-complex="12pt"/>
    </style:style>
    <style:style style:name="P96" style:family="paragraph" style:parent-style-name="Table_20_Contents">
      <style:text-properties style:font-name="Liberation Serif" fo:font-size="12pt" officeooo:rsid="01a645f8" officeooo:paragraph-rsid="01a645f8" style:font-size-asian="12pt" style:font-size-complex="12pt"/>
    </style:style>
    <style:style style:name="P97" style:family="paragraph" style:parent-style-name="Table_20_Contents">
      <style:text-properties style:font-name="Liberation Serif" fo:font-size="12pt" officeooo:rsid="01b12287" officeooo:paragraph-rsid="01b12287" style:font-size-asian="12pt" style:font-size-complex="12pt"/>
    </style:style>
    <style:style style:name="P98" style:family="paragraph" style:parent-style-name="Table_20_Contents">
      <style:text-properties style:font-name="Liberation Serif" fo:font-size="12pt" officeooo:rsid="01b12287" officeooo:paragraph-rsid="01c11903" style:font-size-asian="12pt" style:font-size-complex="12pt"/>
    </style:style>
    <style:style style:name="P99" style:family="paragraph" style:parent-style-name="Table_20_Contents">
      <style:text-properties style:font-name="Liberation Serif" fo:font-size="12pt" officeooo:rsid="01bb8a61" officeooo:paragraph-rsid="01bb8a61" style:font-size-asian="12pt" style:font-size-complex="12pt"/>
    </style:style>
    <style:style style:name="P100" style:family="paragraph" style:parent-style-name="Table_20_Contents">
      <style:text-properties style:font-name="Liberation Serif" fo:font-size="12pt" officeooo:rsid="01c1a921" officeooo:paragraph-rsid="01c6612a" style:font-size-asian="12pt" style:font-size-complex="12pt"/>
    </style:style>
    <style:style style:name="P101" style:family="paragraph" style:parent-style-name="Table_20_Contents">
      <style:text-properties style:font-name="Liberation Serif" fo:font-size="12pt" fo:font-style="italic" fo:font-weight="bold" officeooo:rsid="019eebbf" officeooo:paragraph-rsid="019eebbf" style:font-size-asian="12pt" style:font-style-asian="italic" style:font-weight-asian="bold" style:font-size-complex="12pt" style:font-style-complex="italic" style:font-weight-complex="bold"/>
    </style:style>
    <style:style style:name="P10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103" style:family="paragraph" style:parent-style-name="Text_20_body" style:list-style-name="L3">
      <style:text-properties style:use-window-font-color="true" loext:opacity="0%" style:font-name="Liberation Serif" fo:font-size="12pt" fo:font-weight="normal" officeooo:rsid="00a0524f" officeooo:paragraph-rsid="00a0524f" style:font-name-asian="Microsoft YaHei" style:font-size-asian="12pt" style:font-weight-asian="normal" style:font-name-complex="Lucida Sans" style:font-size-complex="12pt" style:font-weight-complex="normal"/>
    </style:style>
    <style:style style:name="P104"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190da47" style:font-size-asian="12pt" style:font-weight-asian="normal" style:font-size-complex="12pt" style:font-weight-complex="normal"/>
    </style:style>
    <style:style style:name="P105"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06" style:family="paragraph" style:parent-style-name="Text_20_body" style:list-style-name="L4">
      <style:text-properties style:use-window-font-color="true" loext:opacity="0%" style:font-name="Liberation Serif" fo:font-size="12pt" fo:font-weight="normal" officeooo:rsid="0196d79e" officeooo:paragraph-rsid="0196d79e" style:font-size-asian="12pt" style:font-weight-asian="normal" style:font-size-complex="12pt" style:font-weight-complex="normal"/>
    </style:style>
    <style:style style:name="P107"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108"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109"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110"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11"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12" style:family="paragraph" style:parent-style-name="Text_20_body" style:list-style-name="L1">
      <loext:graphic-properties draw:fill-gradient-name="gradient" draw:fill-hatch-name="hatch"/>
      <style:paragraph-properties fo:margin-top="0in" fo:margin-bottom="0in" style:contextual-spacing="false"/>
      <style:text-properties officeooo:rsid="004f8cbc" officeooo:paragraph-rsid="004f8cbc"/>
    </style:style>
    <style:style style:name="P113" style:family="paragraph" style:parent-style-name="Text_20_body" style:list-style-name="L2">
      <style:text-properties officeooo:paragraph-rsid="009d4ae0"/>
    </style:style>
    <style:style style:name="P114" style:family="paragraph" style:parent-style-name="Text_20_body" style:list-style-name="L2">
      <style:text-properties officeooo:rsid="009d4ae0" officeooo:paragraph-rsid="009d4ae0"/>
    </style:style>
    <style:style style:name="P115" style:family="paragraph" style:parent-style-name="Text_20_body" style:list-style-name="L3">
      <style:text-properties officeooo:paragraph-rsid="00a0524f"/>
    </style:style>
    <style:style style:name="P116" style:family="paragraph" style:parent-style-name="Text_20_body" style:list-style-name="L5">
      <loext:graphic-properties draw:fill-gradient-name="gradient" draw:fill-hatch-name="hatch"/>
      <style:paragraph-properties fo:margin-top="0in" fo:margin-bottom="0in" style:contextual-spacing="false"/>
      <style:text-properties officeooo:rsid="01919c35" officeooo:paragraph-rsid="01919c35"/>
    </style:style>
    <style:style style:name="P117" style:family="paragraph" style:parent-style-name="Text_20_body" style:list-style-name="L5">
      <loext:graphic-properties draw:fill-gradient-name="gradient" draw:fill-hatch-name="hatch"/>
      <style:paragraph-properties fo:margin-top="0in" fo:margin-bottom="0in" style:contextual-spacing="false"/>
      <style:text-properties officeooo:rsid="0192e1f8" officeooo:paragraph-rsid="0192e1f8"/>
    </style:style>
    <style:style style:name="P118" style:family="paragraph" style:parent-style-name="Text_20_body" style:list-style-name="L8">
      <style:text-properties officeooo:rsid="01979d55" officeooo:paragraph-rsid="01979d55"/>
    </style:style>
    <style:style style:name="P119" style:family="paragraph" style:parent-style-name="Text_20_body">
      <style:text-properties officeooo:rsid="01979d55" officeooo:paragraph-rsid="0208d1cc"/>
    </style:style>
    <style:style style:name="P120" style:family="paragraph" style:parent-style-name="Text_20_body">
      <style:paragraph-properties fo:break-before="page"/>
      <style:text-properties officeooo:rsid="019a073d" officeooo:paragraph-rsid="019a073d"/>
    </style:style>
    <style:style style:name="P121" style:family="paragraph" style:parent-style-name="Text_20_body" style:list-style-name="L8">
      <style:text-properties officeooo:rsid="019d85fa" officeooo:paragraph-rsid="019d85fa"/>
    </style:style>
    <style:style style:name="P122" style:family="paragraph" style:parent-style-name="Text_20_body">
      <style:text-properties officeooo:paragraph-rsid="01a8cdd6"/>
    </style:style>
    <style:style style:name="P123" style:family="paragraph" style:parent-style-name="Text_20_body">
      <style:text-properties officeooo:rsid="01dbfa50" officeooo:paragraph-rsid="01dbfa50"/>
    </style:style>
    <style:style style:name="P124" style:family="paragraph" style:parent-style-name="Text_20_body">
      <style:text-properties officeooo:rsid="02133b13" officeooo:paragraph-rsid="02133b13"/>
    </style:style>
    <style:style style:name="P125" style:family="paragraph" style:parent-style-name="Text_20_body">
      <style:text-properties officeooo:rsid="02133b13" officeooo:paragraph-rsid="022ab850"/>
    </style:style>
    <style:style style:name="P126" style:family="paragraph" style:parent-style-name="Text_20_body">
      <style:text-properties officeooo:rsid="02133b13" officeooo:paragraph-rsid="024544a1"/>
    </style:style>
    <style:style style:name="P127" style:family="paragraph" style:parent-style-name="Text_20_body">
      <style:text-properties officeooo:rsid="02225f98" officeooo:paragraph-rsid="022db7e7"/>
    </style:style>
    <style:style style:name="P128" style:family="paragraph" style:parent-style-name="Text_20_body">
      <style:text-properties officeooo:rsid="007c6c6f" officeooo:paragraph-rsid="0240d2bb"/>
    </style:style>
    <style:style style:name="P129" style:family="paragraph" style:parent-style-name="Text_20_body">
      <style:text-properties officeooo:rsid="02447292" officeooo:paragraph-rsid="02447292"/>
    </style:style>
    <style:style style:name="T1" style:family="text">
      <style:text-properties style:use-window-font-color="true" loext:opacity="0%"/>
    </style:style>
    <style:style style:name="T2" style:family="text">
      <style:text-properties style:use-window-font-color="true" loext:opacity="0%" fo:font-style="italic" fo:font-weight="bold" style:font-style-asian="italic" style:font-weight-asian="bold" style:font-style-complex="italic" style:font-weight-complex="bold"/>
    </style:style>
    <style:style style:name="T3" style:family="text">
      <style:text-properties style:use-window-font-color="true" loext:opacity="0%" fo:font-style="italic" fo:font-weight="bold" officeooo:rsid="00589969" style:font-style-asian="italic" style:font-weight-asian="bold" style:font-style-complex="italic" style:font-weight-complex="bold"/>
    </style:style>
    <style:style style:name="T4" style:family="text">
      <style:text-properties style:use-window-font-color="true" loext:opacity="0%" fo:font-style="italic" fo:font-weight="bold" officeooo:rsid="00790be9" style:font-style-asian="italic" style:font-weight-asian="bold" style:font-style-complex="italic" style:font-weight-complex="bold"/>
    </style:style>
    <style:style style:name="T5" style:family="text">
      <style:text-properties style:use-window-font-color="true" loext:opacity="0%" fo:font-style="italic" fo:font-weight="bold" officeooo:rsid="01f0450f" style:font-style-asian="italic" style:font-weight-asian="bold" style:font-style-complex="italic" style:font-weight-complex="bold"/>
    </style:style>
    <style:style style:name="T6" style:family="text">
      <style:text-properties style:use-window-font-color="true" loext:opacity="0%" fo:font-style="italic" fo:font-weight="bold" officeooo:rsid="02019656" style:font-style-asian="italic" style:font-weight-asian="bold" style:font-style-complex="italic" style:font-weight-complex="bold"/>
    </style:style>
    <style:style style:name="T7" style:family="text">
      <style:text-properties style:use-window-font-color="true" loext:opacity="0%" fo:font-style="italic" fo:font-weight="bold" officeooo:rsid="010686a5" style:font-style-asian="italic" style:font-weight-asian="bold" style:font-style-complex="italic" style:font-weight-complex="bold"/>
    </style:style>
    <style:style style:name="T8" style:family="text">
      <style:text-properties style:use-window-font-color="true" loext:opacity="0%" officeooo:rsid="004fbb29"/>
    </style:style>
    <style:style style:name="T9" style:family="text">
      <style:text-properties style:use-window-font-color="true" loext:opacity="0%" officeooo:rsid="0050c5aa"/>
    </style:style>
    <style:style style:name="T10" style:family="text">
      <style:text-properties style:use-window-font-color="true" loext:opacity="0%" officeooo:rsid="00512ff6"/>
    </style:style>
    <style:style style:name="T11" style:family="text">
      <style:text-properties style:use-window-font-color="true" loext:opacity="0%" officeooo:rsid="00588a4f"/>
    </style:style>
    <style:style style:name="T12" style:family="text">
      <style:text-properties style:use-window-font-color="true" loext:opacity="0%" officeooo:rsid="00589969"/>
    </style:style>
    <style:style style:name="T13"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4"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5"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6" style:family="text">
      <style:text-properties style:use-window-font-color="true" loext:opacity="0%" style:font-name="Liberation Sans" fo:font-size="11.8999996185303pt" fo:font-weight="bold" officeooo:rsid="014f2bf1" style:font-name-asian="Microsoft YaHei" style:font-size-asian="11.8999996185303pt" style:font-weight-asian="bold" style:font-name-complex="Lucida Sans" style:font-size-complex="11.8999996185303pt" style:font-weight-complex="bold"/>
    </style:style>
    <style:style style:name="T17"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20pt" fo:font-weight="bold" style:font-name-asian="Microsoft YaHei" style:font-size-asian="20pt" style:font-weight-asian="bold" style:font-name-complex="Lucida Sans" style:font-size-complex="20pt" style:font-weight-complex="bold"/>
    </style:style>
    <style:style style:name="T19" style:family="text">
      <style:text-properties style:use-window-font-color="true" loext:opacity="0%" style:font-name="Liberation Sans" fo:font-size="20pt" fo:font-weight="bold" officeooo:rsid="00e26a77" style:font-name-asian="Microsoft YaHei" style:font-size-asian="20pt" style:font-weight-asian="bold" style:font-name-complex="Lucida Sans" style:font-size-complex="20pt" style:font-weight-complex="bold"/>
    </style:style>
    <style:style style:name="T20"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asian="Microsoft YaHei" style:font-name-complex="Lucida Sans"/>
    </style:style>
    <style:style style:name="T22" style:family="text">
      <style:text-properties style:use-window-font-color="true" loext:opacity="0%" officeooo:rsid="005acd01" style:font-name-asian="Microsoft YaHei" style:font-name-complex="Lucida Sans"/>
    </style:style>
    <style:style style:name="T23" style:family="text">
      <style:text-properties style:use-window-font-color="true" loext:opacity="0%" officeooo:rsid="00955827" style:font-name-asian="Microsoft YaHei" style:font-name-complex="Lucida Sans"/>
    </style:style>
    <style:style style:name="T24" style:family="text">
      <style:text-properties style:use-window-font-color="true" loext:opacity="0%" officeooo:rsid="0096c66a" style:font-name-asian="Microsoft YaHei" style:font-name-complex="Lucida Sans"/>
    </style:style>
    <style:style style:name="T25" style:family="text">
      <style:text-properties style:use-window-font-color="true" loext:opacity="0%" officeooo:rsid="00790be9"/>
    </style:style>
    <style:style style:name="T26"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27"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28"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29" style:family="text">
      <style:text-properties style:use-window-font-color="true" loext:opacity="0%" style:font-name="Liberation Serif" fo:font-size="11pt" fo:font-style="italic" officeooo:rsid="0132514a" style:font-name-asian="Microsoft YaHei" style:font-size-asian="11pt" style:font-style-asian="italic" style:font-name-complex="Lucida Sans" style:font-size-complex="11pt" style:font-style-complex="italic"/>
    </style:style>
    <style:style style:name="T30" style:family="text">
      <style:text-properties style:use-window-font-color="true" loext:opacity="0%" style:font-name="Liberation Serif" fo:font-size="11pt" fo:font-style="italic" officeooo:rsid="0135638c"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160f6b6"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fo:font-weight="normal" officeooo:rsid="01604b93" style:font-name-asian="Microsoft YaHei" style:font-size-asian="11pt" style:font-style-asian="italic" style:font-weight-asian="normal" style:font-name-complex="Lucida Sans" style:font-size-complex="11pt" style:font-style-complex="italic" style:font-weight-complex="normal"/>
    </style:style>
    <style:style style:name="T33" style:family="text">
      <style:text-properties style:use-window-font-color="true" loext:opacity="0%" style:font-name="Liberation Serif" fo:font-size="11pt" fo:font-style="italic" fo:font-weight="normal" officeooo:rsid="01609ad3" style:font-name-asian="Microsoft YaHei" style:font-size-asian="11pt" style:font-style-asian="italic" style:font-weight-asian="normal" style:font-name-complex="Lucida Sans" style:font-size-complex="11pt" style:font-style-complex="italic" style:font-weight-complex="normal"/>
    </style:style>
    <style:style style:name="T34" style:family="text">
      <style:text-properties style:use-window-font-color="true" loext:opacity="0%" style:font-name="Liberation Serif" fo:font-size="11pt" fo:font-style="italic" fo:font-weight="normal" officeooo:rsid="01690c84" style:font-name-asian="Microsoft YaHei" style:font-size-asian="11pt" style:font-style-asian="italic" style:font-weight-asian="normal" style:font-name-complex="Lucida Sans" style:font-size-complex="11pt" style:font-style-complex="italic" style:font-weight-complex="normal"/>
    </style:style>
    <style:style style:name="T35" style:family="text">
      <style:text-properties style:use-window-font-color="true" loext:opacity="0%" style:font-name="Liberation Serif" fo:font-size="11pt" fo:font-style="italic" fo:font-weight="normal" officeooo:rsid="0189894c" style:font-name-asian="Microsoft YaHei" style:font-size-asian="11pt" style:font-style-asian="italic" style:font-weight-asian="normal" style:font-name-complex="Lucida Sans" style:font-size-complex="11pt" style:font-style-complex="italic" style:font-weight-complex="normal"/>
    </style:style>
    <style:style style:name="T36" style:family="text">
      <style:text-properties style:use-window-font-color="true" loext:opacity="0%" style:font-name="Liberation Serif" fo:font-size="11pt" style:font-name-asian="Microsoft YaHei" style:font-size-asian="11pt" style:font-name-complex="Lucida Sans" style:font-size-complex="11pt"/>
    </style:style>
    <style:style style:name="T37" style:family="text">
      <style:text-properties style:use-window-font-color="true" loext:opacity="0%" style:font-name="Liberation Serif" fo:font-size="11pt" officeooo:rsid="008f9e67" style:font-name-asian="Microsoft YaHei" style:font-size-asian="11pt" style:font-name-complex="Lucida Sans" style:font-size-complex="11pt"/>
    </style:style>
    <style:style style:name="T38" style:family="text">
      <style:text-properties style:use-window-font-color="true" loext:opacity="0%" style:font-name="Liberation Serif" fo:font-size="11pt" officeooo:rsid="01794d55" style:font-name-asian="Microsoft YaHei" style:font-size-asian="11pt" style:font-name-complex="Lucida Sans" style:font-size-complex="11pt"/>
    </style:style>
    <style:style style:name="T39"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40" style:family="text">
      <style:text-properties style:use-window-font-color="true" loext:opacity="0%" style:font-name="Liberation Serif" fo:font-size="11pt" fo:font-weight="normal" officeooo:rsid="01743de8" style:font-name-asian="Microsoft YaHei" style:font-size-asian="11pt" style:font-weight-asian="normal" style:font-name-complex="Lucida Sans" style:font-size-complex="11pt" style:font-weight-complex="normal"/>
    </style:style>
    <style:style style:name="T41" style:family="text">
      <style:text-properties style:use-window-font-color="true" loext:opacity="0%" style:font-name="Liberation Serif" fo:font-size="11pt" fo:font-weight="normal" officeooo:rsid="0175de75" style:font-name-asian="Microsoft YaHei" style:font-size-asian="11pt" style:font-weight-asian="normal" style:font-name-complex="Lucida Sans" style:font-size-complex="11pt" style:font-weight-complex="normal"/>
    </style:style>
    <style:style style:name="T42" style:family="text">
      <style:text-properties style:use-window-font-color="true" loext:opacity="0%" style:font-name="Liberation Serif" fo:font-size="11pt" fo:font-weight="normal" officeooo:rsid="0176d0c6" style:font-name-asian="Microsoft YaHei" style:font-size-asian="11pt" style:font-weight-asian="normal" style:font-name-complex="Lucida Sans" style:font-size-complex="11pt" style:font-weight-complex="normal"/>
    </style:style>
    <style:style style:name="T43" style:family="text">
      <style:text-properties style:use-window-font-color="true" loext:opacity="0%" style:font-name="Liberation Serif" fo:font-size="11pt" fo:font-weight="normal" officeooo:rsid="0177c8ee" style:font-name-asian="Microsoft YaHei" style:font-size-asian="11pt" style:font-weight-asian="normal" style:font-name-complex="Lucida Sans" style:font-size-complex="11pt" style:font-weight-complex="normal"/>
    </style:style>
    <style:style style:name="T44" style:family="text">
      <style:text-properties style:use-window-font-color="true" loext:opacity="0%" style:font-name="Liberation Serif" fo:font-size="11pt" fo:font-weight="normal" officeooo:rsid="01795c84" style:font-name-asian="Microsoft YaHei" style:font-size-asian="11pt" style:font-weight-asian="normal" style:font-name-complex="Lucida Sans" style:font-size-complex="11pt" style:font-weight-complex="normal"/>
    </style:style>
    <style:style style:name="T45"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09d4ae0"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0eb087f"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0a1c7b8"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0a0524f"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0f301b4"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10ba483"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10d2a25"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120f902"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1387183"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138e85b"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1979d55"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1999a7d"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1a468d8"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1a74743"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1a7d04c"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1fcb3d5"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203954a"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204d341"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208d1cc"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09a0fc"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09e557"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23ed1fa" style:font-name-asian="Microsoft YaHei" style:font-size-asian="12pt" style:font-weight-asian="normal" style:font-name-complex="Lucida Sans" style:font-size-complex="12pt" style:font-weight-complex="normal"/>
    </style:style>
    <style:style style:name="T79"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80" style:family="text">
      <style:text-properties style:use-window-font-color="true" loext:opacity="0%" style:font-name="Liberation Serif" fo:font-size="12pt" fo:font-weight="normal" style:font-size-asian="12pt" style:font-weight-asian="normal" style:font-size-complex="12pt" style:font-weight-complex="normal"/>
    </style:style>
    <style:style style:name="T81" style:family="text">
      <style:text-properties style:use-window-font-color="true" loext:opacity="0%" style:font-name="Liberation Serif" fo:font-size="12pt" fo:font-weight="normal" officeooo:rsid="00ad7c98" style:font-size-asian="12pt" style:font-weight-asian="normal" style:font-size-complex="12pt" style:font-weight-complex="normal"/>
    </style:style>
    <style:style style:name="T82"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83" style:family="text">
      <style:text-properties style:use-window-font-color="true" loext:opacity="0%" style:font-name="Liberation Serif" fo:font-size="12pt" fo:font-weight="normal" officeooo:rsid="00ef8159" style:font-size-asian="12pt" style:font-weight-asian="normal" style:font-size-complex="12pt" style:font-weight-complex="normal"/>
    </style:style>
    <style:style style:name="T84" style:family="text">
      <style:text-properties style:use-window-font-color="true" loext:opacity="0%" style:font-name="Liberation Serif" fo:font-size="12pt" fo:font-weight="normal" officeooo:rsid="00fe796d" style:font-size-asian="12pt" style:font-weight-asian="normal" style:font-size-complex="12pt" style:font-weight-complex="normal"/>
    </style:style>
    <style:style style:name="T85" style:family="text">
      <style:text-properties style:use-window-font-color="true" loext:opacity="0%" style:font-name="Liberation Serif" fo:font-size="12pt" fo:font-weight="normal" officeooo:rsid="01002f90" style:font-size-asian="12pt" style:font-weight-asian="normal" style:font-size-complex="12pt" style:font-weight-complex="normal"/>
    </style:style>
    <style:style style:name="T86" style:family="text">
      <style:text-properties style:use-window-font-color="true" loext:opacity="0%" style:font-name="Liberation Serif" fo:font-size="12pt" fo:font-weight="normal" officeooo:rsid="0101f11c" style:font-size-asian="12pt" style:font-weight-asian="normal" style:font-size-complex="12pt" style:font-weight-complex="normal"/>
    </style:style>
    <style:style style:name="T87" style:family="text">
      <style:text-properties style:use-window-font-color="true" loext:opacity="0%" style:font-name="Liberation Serif" fo:font-size="12pt" fo:font-weight="normal" officeooo:rsid="0120f902" style:font-size-asian="12pt" style:font-weight-asian="normal" style:font-size-complex="12pt" style:font-weight-complex="normal"/>
    </style:style>
    <style:style style:name="T88"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89"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90"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14ba44c"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14c8668"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14cb21e"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14e0e2c" style:font-size-asian="12pt" style:font-weight-asian="normal" style:font-size-complex="12pt" style:font-weight-complex="normal"/>
    </style:style>
    <style:style style:name="T96"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97" style:family="text">
      <style:text-properties style:use-window-font-color="true" loext:opacity="0%" style:font-name="Liberation Serif" fo:font-size="12pt" fo:font-weight="normal" officeooo:rsid="01674ce6" style:font-size-asian="12pt" style:font-weight-asian="normal" style:font-size-complex="12pt" style:font-weight-complex="normal"/>
    </style:style>
    <style:style style:name="T98"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99" style:family="text">
      <style:text-properties style:use-window-font-color="true" loext:opacity="0%" style:font-name="Liberation Serif" fo:font-size="12pt" fo:font-weight="normal" officeooo:rsid="0196d79e" style:font-size-asian="12pt" style:font-weight-asian="normal" style:font-size-complex="12pt" style:font-weight-complex="normal"/>
    </style:style>
    <style:style style:name="T100" style:family="text">
      <style:text-properties style:use-window-font-color="true" loext:opacity="0%" style:font-name="Liberation Serif" fo:font-size="12pt" fo:font-weight="normal" officeooo:rsid="01b5c197" style:font-size-asian="12pt" style:font-weight-asian="normal" style:font-size-complex="12pt" style:font-weight-complex="normal"/>
    </style:style>
    <style:style style:name="T101"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102"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103"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104"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105"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106"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107"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108"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109"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110"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111"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112"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113" style:family="text">
      <style:text-properties style:use-window-font-color="true" loext:opacity="0%" style:font-name="Liberation Serif" fo:font-size="12pt" fo:font-style="italic" fo:font-weight="bold" officeooo:rsid="0203954a" style:font-name-asian="Microsoft YaHei" style:font-size-asian="12pt" style:font-style-asian="italic" style:font-weight-asian="bold" style:font-name-complex="Lucida Sans" style:font-size-complex="12pt" style:font-style-complex="italic" style:font-weight-complex="bold"/>
    </style:style>
    <style:style style:name="T114" style:family="text">
      <style:text-properties style:use-window-font-color="true" loext:opacity="0%" style:font-name="Liberation Serif" fo:font-size="12pt" fo:font-style="italic" fo:font-weight="bold" officeooo:rsid="01a7d04c" style:font-name-asian="Microsoft YaHei" style:font-size-asian="12pt" style:font-style-asian="italic" style:font-weight-asian="bold" style:font-name-complex="Lucida Sans" style:font-size-complex="12pt" style:font-style-complex="italic" style:font-weight-complex="bold"/>
    </style:style>
    <style:style style:name="T115" style:family="text">
      <style:text-properties style:use-window-font-color="true" loext:opacity="0%" style:font-name="Liberation Serif" fo:font-size="12pt" fo:font-style="italic" fo:font-weight="bold" officeooo:rsid="01a74743" style:font-name-asian="Microsoft YaHei" style:font-size-asian="12pt" style:font-style-asian="italic" style:font-weight-asian="bold" style:font-name-complex="Lucida Sans" style:font-size-complex="12pt" style:font-style-complex="italic" style:font-weight-complex="bold"/>
    </style:style>
    <style:style style:name="T116"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117" style:family="text">
      <style:text-properties style:use-window-font-color="true" loext:opacity="0%" officeooo:rsid="00832876"/>
    </style:style>
    <style:style style:name="T118" style:family="text">
      <style:text-properties style:use-window-font-color="true" loext:opacity="0%" officeooo:rsid="00a49606"/>
    </style:style>
    <style:style style:name="T119" style:family="text">
      <style:text-properties style:use-window-font-color="true" loext:opacity="0%" officeooo:rsid="00f1bed3"/>
    </style:style>
    <style:style style:name="T120" style:family="text">
      <style:text-properties style:use-window-font-color="true" loext:opacity="0%" officeooo:rsid="00f24e62"/>
    </style:style>
    <style:style style:name="T121" style:family="text">
      <style:text-properties style:use-window-font-color="true" loext:opacity="0%" officeooo:rsid="00f29388"/>
    </style:style>
    <style:style style:name="T122" style:family="text">
      <style:text-properties style:use-window-font-color="true" loext:opacity="0%" officeooo:rsid="010929d4"/>
    </style:style>
    <style:style style:name="T123" style:family="text">
      <style:text-properties style:use-window-font-color="true" loext:opacity="0%" fo:font-style="normal" fo:font-weight="normal" officeooo:rsid="01690d4d" style:font-style-asian="normal" style:font-weight-asian="normal" style:font-style-complex="normal" style:font-weight-complex="normal"/>
    </style:style>
    <style:style style:name="T124" style:family="text">
      <style:text-properties style:use-window-font-color="true" loext:opacity="0%" officeooo:rsid="01281d78"/>
    </style:style>
    <style:style style:name="T125" style:family="text">
      <style:text-properties style:use-window-font-color="true" loext:opacity="0%" officeooo:rsid="01569ecc"/>
    </style:style>
    <style:style style:name="T126" style:family="text">
      <style:text-properties style:use-window-font-color="true" loext:opacity="0%" officeooo:rsid="015b076a"/>
    </style:style>
    <style:style style:name="T127" style:family="text">
      <style:text-properties style:use-window-font-color="true" loext:opacity="0%" officeooo:rsid="015bc792"/>
    </style:style>
    <style:style style:name="T128" style:family="text">
      <style:text-properties style:use-window-font-color="true" loext:opacity="0%" officeooo:rsid="015eca82"/>
    </style:style>
    <style:style style:name="T129" style:family="text">
      <style:text-properties style:use-window-font-color="true" loext:opacity="0%" officeooo:rsid="0166485a"/>
    </style:style>
    <style:style style:name="T130" style:family="text">
      <style:text-properties style:use-window-font-color="true" loext:opacity="0%" officeooo:rsid="01690c84"/>
    </style:style>
    <style:style style:name="T131" style:family="text">
      <style:text-properties style:use-window-font-color="true" loext:opacity="0%" officeooo:rsid="016edd7b"/>
    </style:style>
    <style:style style:name="T132" style:family="text">
      <style:text-properties style:use-window-font-color="true" loext:opacity="0%" officeooo:rsid="01708788"/>
    </style:style>
    <style:style style:name="T133" style:family="text">
      <style:text-properties style:use-window-font-color="true" loext:opacity="0%" officeooo:rsid="01729813"/>
    </style:style>
    <style:style style:name="T134" style:family="text">
      <style:text-properties style:use-window-font-color="true" loext:opacity="0%" officeooo:rsid="01734881"/>
    </style:style>
    <style:style style:name="T135" style:family="text">
      <style:text-properties style:use-window-font-color="true" loext:opacity="0%" officeooo:rsid="0178050e"/>
    </style:style>
    <style:style style:name="T136" style:family="text">
      <style:text-properties style:use-window-font-color="true" loext:opacity="0%" officeooo:rsid="0179c2c6"/>
    </style:style>
    <style:style style:name="T137" style:family="text">
      <style:text-properties style:use-window-font-color="true" loext:opacity="0%" officeooo:rsid="017f432b"/>
    </style:style>
    <style:style style:name="T138" style:family="text">
      <style:text-properties style:use-window-font-color="true" loext:opacity="0%" officeooo:rsid="01813b9f"/>
    </style:style>
    <style:style style:name="T139" style:family="text">
      <style:text-properties style:use-window-font-color="true" loext:opacity="0%" officeooo:rsid="0185d288"/>
    </style:style>
    <style:style style:name="T140" style:family="text">
      <style:text-properties style:use-window-font-color="true" loext:opacity="0%" officeooo:rsid="0185f145"/>
    </style:style>
    <style:style style:name="T141" style:family="text">
      <style:text-properties style:use-window-font-color="true" loext:opacity="0%" officeooo:rsid="018a856f"/>
    </style:style>
    <style:style style:name="T142" style:family="text">
      <style:text-properties style:use-window-font-color="true" loext:opacity="0%" officeooo:rsid="0194872b"/>
    </style:style>
    <style:style style:name="T143" style:family="text">
      <style:text-properties style:use-window-font-color="true" loext:opacity="0%" officeooo:rsid="01950dfc"/>
    </style:style>
    <style:style style:name="T144" style:family="text">
      <style:text-properties style:use-window-font-color="true" loext:opacity="0%" officeooo:rsid="01b4ae7d"/>
    </style:style>
    <style:style style:name="T145" style:family="text">
      <style:text-properties style:use-window-font-color="true" loext:opacity="0%" officeooo:rsid="01b67d44"/>
    </style:style>
    <style:style style:name="T146" style:family="text">
      <style:text-properties style:use-window-font-color="true" loext:opacity="0%" officeooo:rsid="01bd003a"/>
    </style:style>
    <style:style style:name="T147" style:family="text">
      <style:text-properties style:use-window-font-color="true" loext:opacity="0%" officeooo:rsid="01c063d2"/>
    </style:style>
    <style:style style:name="T148" style:family="text">
      <style:text-properties style:use-window-font-color="true" loext:opacity="0%" officeooo:rsid="01c28630"/>
    </style:style>
    <style:style style:name="T149" style:family="text">
      <style:text-properties style:use-window-font-color="true" loext:opacity="0%" officeooo:rsid="01c40c03"/>
    </style:style>
    <style:style style:name="T150" style:family="text">
      <style:text-properties style:use-window-font-color="true" loext:opacity="0%" officeooo:rsid="01c6612a"/>
    </style:style>
    <style:style style:name="T151" style:family="text">
      <style:text-properties style:use-window-font-color="true" loext:opacity="0%" officeooo:rsid="01e44833"/>
    </style:style>
    <style:style style:name="T152" style:family="text">
      <style:text-properties style:use-window-font-color="true" loext:opacity="0%" officeooo:rsid="01e6725a"/>
    </style:style>
    <style:style style:name="T153" style:family="text">
      <style:text-properties style:use-window-font-color="true" loext:opacity="0%" officeooo:rsid="01e35154"/>
    </style:style>
    <style:style style:name="T154" style:family="text">
      <style:text-properties style:use-window-font-color="true" loext:opacity="0%" officeooo:rsid="01eafb1e"/>
    </style:style>
    <style:style style:name="T155" style:family="text">
      <style:text-properties style:use-window-font-color="true" loext:opacity="0%" officeooo:rsid="01f72921"/>
    </style:style>
    <style:style style:name="T156" style:family="text">
      <style:text-properties style:use-window-font-color="true" loext:opacity="0%" officeooo:rsid="01f8a707"/>
    </style:style>
    <style:style style:name="T157" style:family="text">
      <style:text-properties style:use-window-font-color="true" loext:opacity="0%" officeooo:rsid="02253da1"/>
    </style:style>
    <style:style style:name="T158" style:family="text">
      <style:text-properties style:use-window-font-color="true" loext:opacity="0%" officeooo:rsid="0227479a"/>
    </style:style>
    <style:style style:name="T159" style:family="text">
      <style:text-properties style:use-window-font-color="true" loext:opacity="0%" officeooo:rsid="0227bfb0"/>
    </style:style>
    <style:style style:name="T160" style:family="text">
      <style:text-properties style:use-window-font-color="true" loext:opacity="0%" officeooo:rsid="02296f1c"/>
    </style:style>
    <style:style style:name="T161" style:family="text">
      <style:text-properties style:use-window-font-color="true" loext:opacity="0%" officeooo:rsid="0232a351"/>
    </style:style>
    <style:style style:name="T162" style:family="text">
      <style:text-properties style:use-window-font-color="true" loext:opacity="0%" officeooo:rsid="023454d7"/>
    </style:style>
    <style:style style:name="T163" style:family="text">
      <style:text-properties style:use-window-font-color="true" loext:opacity="0%" officeooo:rsid="023a4fa9"/>
    </style:style>
    <style:style style:name="T164" style:family="text">
      <style:text-properties officeooo:rsid="003a4cee"/>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1057373" style:font-style-asian="italic" style:font-weight-asian="bold" style:font-style-complex="italic" style:font-weight-complex="bold"/>
    </style:style>
    <style:style style:name="T167" style:family="text">
      <style:text-properties fo:font-style="italic" fo:font-weight="bold" officeooo:rsid="012cd7c1" style:font-style-asian="italic" style:font-weight-asian="bold" style:font-style-complex="italic" style:font-weight-complex="bold"/>
    </style:style>
    <style:style style:name="T168" style:family="text">
      <style:text-properties fo:font-style="italic" fo:font-weight="bold" officeooo:rsid="012d6c7e" style:font-style-asian="italic" style:font-weight-asian="bold" style:font-style-complex="italic" style:font-weight-complex="bold"/>
    </style:style>
    <style:style style:name="T169" style:family="text">
      <style:text-properties fo:font-style="italic" fo:font-weight="bold" officeooo:rsid="010929d4" style:font-style-asian="italic" style:font-weight-asian="bold" style:font-style-complex="italic" style:font-weight-complex="bold"/>
    </style:style>
    <style:style style:name="T170" style:family="text">
      <style:text-properties fo:font-style="italic" fo:font-weight="bold" officeooo:rsid="02068f8b" style:font-style-asian="italic" style:font-weight-asian="bold" style:font-style-complex="italic" style:font-weight-complex="bold"/>
    </style:style>
    <style:style style:name="T171" style:family="text">
      <style:text-properties fo:font-style="italic" fo:font-weight="bold" officeooo:rsid="00589969" style:font-style-asian="italic" style:font-weight-asian="bold" style:font-style-complex="italic" style:font-weight-complex="bold"/>
    </style:style>
    <style:style style:name="T172" style:family="text">
      <style:text-properties fo:font-style="italic" fo:font-weight="bold" officeooo:rsid="021e5630" style:font-style-asian="italic" style:font-weight-asian="bold" style:font-style-complex="italic" style:font-weight-complex="bold"/>
    </style:style>
    <style:style style:name="T173" style:family="text">
      <style:text-properties officeooo:rsid="0063ac0f"/>
    </style:style>
    <style:style style:name="T174" style:family="text">
      <style:text-properties officeooo:rsid="0078fc96"/>
    </style:style>
    <style:style style:name="T175" style:family="text">
      <style:text-properties officeooo:rsid="00a49606"/>
    </style:style>
    <style:style style:name="T176" style:family="text">
      <style:text-properties officeooo:rsid="005acd01"/>
    </style:style>
    <style:style style:name="T177" style:family="text">
      <style:text-properties officeooo:rsid="00dd2eb1"/>
    </style:style>
    <style:style style:name="T178" style:family="text">
      <style:text-properties style:font-name="Liberation Sans" fo:font-size="11.8999996185303pt" fo:font-weight="bold" style:font-name-asian="Microsoft YaHei" style:font-size-asian="11.8999996185303pt" style:font-weight-asian="bold" style:font-name-complex="Lucida Sans" style:font-size-complex="11.8999996185303pt" style:font-weight-complex="bold"/>
    </style:style>
    <style:style style:name="T179"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80" style:family="text">
      <style:text-properties style:font-name="Liberation Sans" fo:font-size="11.8999996185303pt" fo:font-weight="bold" officeooo:rsid="0167cf63" style:font-name-asian="Microsoft YaHei" style:font-size-asian="11.8999996185303pt" style:font-weight-asian="bold" style:font-name-complex="Lucida Sans" style:font-size-complex="11.8999996185303pt" style:font-weight-complex="bold"/>
    </style:style>
    <style:style style:name="T181" style:family="text">
      <style:text-properties style:font-name="Liberation Sans" fo:font-size="11.8999996185303pt" fo:font-weight="bold" officeooo:rsid="0168d559" style:font-name-asian="Microsoft YaHei" style:font-size-asian="11.8999996185303pt" style:font-weight-asian="bold" style:font-name-complex="Lucida Sans" style:font-size-complex="11.8999996185303pt" style:font-weight-complex="bold"/>
    </style:style>
    <style:style style:name="T182" style:family="text">
      <style:text-properties officeooo:rsid="00e26a77"/>
    </style:style>
    <style:style style:name="T183" style:family="text">
      <style:text-properties style:font-name="Liberation Serif" fo:font-style="italic" officeooo:rsid="017649f5" style:font-style-asian="italic" style:font-style-complex="italic"/>
    </style:style>
    <style:style style:name="T184" style:family="text">
      <style:text-properties style:font-name="Liberation Serif" fo:font-style="italic" officeooo:rsid="007ab4b2" style:font-style-asian="italic" style:font-style-complex="italic"/>
    </style:style>
    <style:style style:name="T185" style:family="text">
      <style:text-properties style:font-name="Liberation Serif" fo:font-style="italic" officeooo:rsid="00e45f8b" style:font-style-asian="italic" style:font-style-complex="italic"/>
    </style:style>
    <style:style style:name="T186" style:family="text">
      <style:text-properties officeooo:rsid="02bf5568"/>
    </style:style>
    <style:style style:name="T187" style:family="text">
      <style:text-properties officeooo:rsid="00f53d30"/>
    </style:style>
    <style:style style:name="T188" style:family="text">
      <style:text-properties officeooo:rsid="00f7055a"/>
    </style:style>
    <style:style style:name="T189" style:family="text">
      <style:text-properties officeooo:rsid="00fa3744"/>
    </style:style>
    <style:style style:name="T190" style:family="text">
      <style:text-properties officeooo:rsid="00fc1aed"/>
    </style:style>
    <style:style style:name="T191" style:family="text">
      <style:text-properties officeooo:rsid="00fe0280"/>
    </style:style>
    <style:style style:name="T192" style:family="text">
      <style:text-properties officeooo:rsid="0103dd3a"/>
    </style:style>
    <style:style style:name="T193" style:family="text">
      <style:text-properties officeooo:rsid="01054d59"/>
    </style:style>
    <style:style style:name="T194" style:family="text">
      <style:text-properties officeooo:rsid="01057373"/>
    </style:style>
    <style:style style:name="T195" style:family="text">
      <style:text-properties officeooo:rsid="010929d4"/>
    </style:style>
    <style:style style:name="T196" style:family="text">
      <style:text-properties officeooo:rsid="010ba483"/>
    </style:style>
    <style:style style:name="T197" style:family="text">
      <style:text-properties officeooo:rsid="0110170b"/>
    </style:style>
    <style:style style:name="T198" style:family="text">
      <style:text-properties officeooo:rsid="0111f31a"/>
    </style:style>
    <style:style style:name="T199" style:family="text">
      <style:text-properties officeooo:rsid="0112f0af"/>
    </style:style>
    <style:style style:name="T200" style:family="text">
      <style:text-properties officeooo:rsid="011e556f"/>
    </style:style>
    <style:style style:name="T201" style:family="text">
      <style:text-properties officeooo:rsid="011f21ba"/>
    </style:style>
    <style:style style:name="T202" style:family="text">
      <style:text-properties officeooo:rsid="0120e60a"/>
    </style:style>
    <style:style style:name="T203" style:family="text">
      <style:text-properties officeooo:rsid="012560fb"/>
    </style:style>
    <style:style style:name="T204" style:family="text">
      <style:text-properties officeooo:rsid="01281d78"/>
    </style:style>
    <style:style style:name="T205" style:family="text">
      <style:text-properties officeooo:rsid="01289539"/>
    </style:style>
    <style:style style:name="T206" style:family="text">
      <style:text-properties officeooo:rsid="012b6d03"/>
    </style:style>
    <style:style style:name="T207" style:family="text">
      <style:text-properties officeooo:rsid="012bf317"/>
    </style:style>
    <style:style style:name="T208" style:family="text">
      <style:text-properties officeooo:rsid="012c2298"/>
    </style:style>
    <style:style style:name="T209" style:family="text">
      <style:text-properties officeooo:rsid="012cd7c1"/>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15d0acb" style:font-style-asian="normal" style:font-weight-asian="normal" style:font-style-complex="normal" style:font-weight-complex="normal"/>
    </style:style>
    <style:style style:name="T212" style:family="text">
      <style:text-properties fo:font-style="normal" fo:font-weight="normal" officeooo:rsid="016c3427" style:font-style-asian="normal" style:font-weight-asian="normal" style:font-style-complex="normal" style:font-weight-complex="normal"/>
    </style:style>
    <style:style style:name="T213" style:family="text">
      <style:text-properties fo:font-weight="bold" style:font-weight-asian="bold" style:font-weight-complex="bold"/>
    </style:style>
    <style:style style:name="T214" style:family="text">
      <style:text-properties officeooo:rsid="0140a76f"/>
    </style:style>
    <style:style style:name="T215" style:family="text">
      <style:text-properties officeooo:rsid="01418a78"/>
    </style:style>
    <style:style style:name="T216" style:family="text">
      <style:text-properties officeooo:rsid="014660e9"/>
    </style:style>
    <style:style style:name="T217" style:family="text">
      <style:text-properties officeooo:rsid="0146a04b"/>
    </style:style>
    <style:style style:name="T218" style:family="text">
      <style:text-properties officeooo:rsid="014aaaf4"/>
    </style:style>
    <style:style style:name="T219" style:family="text">
      <style:text-properties officeooo:rsid="014eb8d1"/>
    </style:style>
    <style:style style:name="T220" style:family="text">
      <style:text-properties officeooo:rsid="0152138e"/>
    </style:style>
    <style:style style:name="T221" style:family="text">
      <style:text-properties officeooo:rsid="015504be"/>
    </style:style>
    <style:style style:name="T222" style:family="text">
      <style:text-properties officeooo:rsid="01569ecc"/>
    </style:style>
    <style:style style:name="T223" style:family="text">
      <style:text-properties officeooo:rsid="015badb7"/>
    </style:style>
    <style:style style:name="T224" style:family="text">
      <style:text-properties officeooo:rsid="015bc792"/>
    </style:style>
    <style:style style:name="T225" style:family="text">
      <style:text-properties officeooo:rsid="015eca82"/>
    </style:style>
    <style:style style:name="T226" style:family="text">
      <style:text-properties officeooo:rsid="00a21acd"/>
    </style:style>
    <style:style style:name="T227" style:family="text">
      <style:text-properties officeooo:rsid="0166485a"/>
    </style:style>
    <style:style style:name="T228" style:family="text">
      <style:text-properties officeooo:rsid="016da75b"/>
    </style:style>
    <style:style style:name="T229" style:family="text">
      <style:text-properties officeooo:rsid="01734881"/>
    </style:style>
    <style:style style:name="T230" style:family="text">
      <style:text-properties officeooo:rsid="0178693d"/>
    </style:style>
    <style:style style:name="T231" style:family="text">
      <style:text-properties officeooo:rsid="0179c2c6"/>
    </style:style>
    <style:style style:name="T232" style:family="text">
      <style:text-properties officeooo:rsid="017bb6fb"/>
    </style:style>
    <style:style style:name="T233" style:family="text">
      <style:text-properties officeooo:rsid="0183a90b"/>
    </style:style>
    <style:style style:name="T234" style:family="text">
      <style:text-properties officeooo:rsid="018429c9"/>
    </style:style>
    <style:style style:name="T235" style:family="text">
      <style:text-properties officeooo:rsid="0185d288"/>
    </style:style>
    <style:style style:name="T236" style:family="text">
      <style:text-properties officeooo:rsid="00589969"/>
    </style:style>
    <style:style style:name="T237" style:family="text">
      <style:text-properties officeooo:rsid="01a645f8"/>
    </style:style>
    <style:style style:name="T238" style:family="text">
      <style:text-properties officeooo:rsid="01b31411"/>
    </style:style>
    <style:style style:name="T239" style:family="text">
      <style:text-properties officeooo:rsid="01b325a6"/>
    </style:style>
    <style:style style:name="T240" style:family="text">
      <style:text-properties officeooo:rsid="01b7c89d"/>
    </style:style>
    <style:style style:name="T241" style:family="text">
      <style:text-properties officeooo:rsid="01b9b52c"/>
    </style:style>
    <style:style style:name="T242" style:family="text">
      <style:text-properties officeooo:rsid="01c063d2"/>
    </style:style>
    <style:style style:name="T243" style:family="text">
      <style:text-properties officeooo:rsid="01c11903"/>
    </style:style>
    <style:style style:name="T244" style:family="text">
      <style:text-properties officeooo:rsid="01cafd1d"/>
    </style:style>
    <style:style style:name="T245" style:family="text">
      <style:text-properties officeooo:rsid="01cf2c4a"/>
    </style:style>
    <style:style style:name="T246" style:family="text">
      <style:text-properties officeooo:rsid="02068f8b"/>
    </style:style>
    <style:style style:name="T247" style:family="text">
      <style:text-properties officeooo:rsid="02071bf2"/>
    </style:style>
    <style:style style:name="T248" style:family="text">
      <style:text-properties officeooo:rsid="020c98b2"/>
    </style:style>
    <style:style style:name="T249" style:family="text">
      <style:text-properties officeooo:rsid="020e53bc"/>
    </style:style>
    <style:style style:name="T250" style:family="text">
      <style:text-properties officeooo:rsid="020ffd35"/>
    </style:style>
    <style:style style:name="T251" style:family="text">
      <style:text-properties officeooo:rsid="0210bee7"/>
    </style:style>
    <style:style style:name="T252" style:family="text">
      <style:text-properties officeooo:rsid="0210d62e"/>
    </style:style>
    <style:style style:name="T253" style:family="text">
      <style:text-properties officeooo:rsid="021d3192"/>
    </style:style>
    <style:style style:name="T254" style:family="text">
      <style:text-properties officeooo:rsid="02254db6"/>
    </style:style>
    <style:style style:name="T255" style:family="text">
      <style:text-properties officeooo:rsid="02278e91"/>
    </style:style>
    <style:style style:name="T256" style:family="text">
      <style:text-properties officeooo:rsid="022837f0"/>
    </style:style>
    <style:style style:name="T257" style:family="text">
      <style:text-properties officeooo:rsid="022c1abb"/>
    </style:style>
    <style:style style:name="T258" style:family="text">
      <style:text-properties officeooo:rsid="022e6758"/>
    </style:style>
    <style:style style:name="T259" style:family="text">
      <style:text-properties officeooo:rsid="022fe61f"/>
    </style:style>
    <style:style style:name="T260" style:family="text">
      <style:text-properties officeooo:rsid="0233c86a"/>
    </style:style>
    <style:style style:name="T261" style:family="text">
      <style:text-properties officeooo:rsid="0233d851"/>
    </style:style>
    <style:style style:name="T262" style:family="text">
      <style:text-properties officeooo:rsid="02377e27"/>
    </style:style>
    <style:style style:name="T263" style:family="text">
      <style:text-properties officeooo:rsid="0237d0f1"/>
    </style:style>
    <style:style style:name="T264" style:family="text">
      <style:text-properties officeooo:rsid="0240d2b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18"><text:span text:style-name="T18">001: </text:span><text:span text:style-name="T19">E</text:span><text:span text:style-name="T18">choes Under Fort Thunder</text:span></text:p>
      <text:p text:style-name="P1"><text:span text:style-name="T182">Two plug-and-play encounters</text:span><text:span text:style-name="T186"> </text:span><text:span text:style-name="T182">for 1st-Echelon Draw Steel </text:span></text:p>
      <text:p text:style-name="P1">by <text:span text:style-name="T182">Look Out Behind You Studios</text:span></text:p>
      <text:h text:style-name="P102" text:outline-level="1"><text:span text:style-name="T183">“</text:span><text:span text:style-name="T185">001: Echoes Under Fort Thunder</text:span><text:span text:style-name="T183">”</text:span><text:span text:style-name="T184"> is an independent product published under the DRAW STEEL Creator License and is not affiliated with MCDM Productions, LLC. DRAW STEEL © 2024 MCDM Productions, LLC. </text:span></text:h>
      <text:h text:style-name="P59" text:outline-level="1"><text:span text:style-name="T177">001A: </text:span><text:span text:style-name="T214">Clean </text:span><text:span text:style-name="T215">O</text:span><text:span text:style-name="T214">ut Fort Thunder</text:span></text:h>
      <text:h text:style-name="P61" text:outline-level="3" text:is-list-header="true">Goal<text:span text:style-name="T164">s</text:span></text:h>
      <text:p text:style-name="P51"><text:span text:style-name="T88">Enemy forces have made camp in the battlements of Fort Thunder</text:span>. Earn <text:span text:style-name="T1">1</text:span><text:span text:style-name="T11"> </text:span><text:span text:style-name="T1">victory point </text:span><text:span text:style-name="T91">for k</text:span><text:span text:style-name="T89">ill</text:span><text:span text:style-name="T91">ing</text:span><text:span text:style-name="T89"> </text:span><text:span text:style-name="T90">all </text:span><text:span text:style-name="T89">the enemies.</text:span></text:p>
      <table:table table:name="Table1" table:style-name="Table1">
        <table:table-column table:style-name="Table1.A"/>
        <table:table-row table:style-name="TableLine2323175967568">
          <table:table-cell table:style-name="Table1.A1" office:value-type="string">
            <text:h text:style-name="P65" text:outline-level="4">Movement</text:h>
            <text:list xml:id="list2923988155" text:style-name="L1">
              <text:list-item>
                <text:p text:style-name="P111"><text:span text:style-name="T1">Squares </text:span><text:span text:style-name="T9">with a tree</text:span><text:span text:style-name="T1"> grant cover </text:span><text:span text:style-name="T10">(whether on the ground or in the tree).</text:span></text:p>
              </text:list-item>
              <text:list-item>
                <text:p text:style-name="P112"><text:span text:style-name="T1">Squares with any amount of tall grass count as </text:span><text:span text:style-name="T8">difficult terrain and grant </text:span><text:span text:style-name="T1">concealment.</text:span></text:p>
              </text:list-item>
            </text:list>
          </table:table-cell>
        </table:table-row>
        <table:table-row table:style-name="TableLine2323175969200">
          <table:table-cell table:style-name="Table1.A2" office:value-type="string">
            <text:h text:style-name="P66" text:outline-level="4">Height</text:h>
            <text:list xml:id="list3441618387776" text:continue-numbering="true" text:style-name="L1">
              <text:list-item>
                <text:p text:style-name="P110"><text:span text:style-name="T12">Trees are </text:span><text:span text:style-name="T3">2 squares</text:span><text:span text:style-name="T12"> high for the purposes of climbing and jumping from.</text:span></text:p>
              </text:list-item>
            </text:list>
          </table:table-cell>
        </table:table-row>
      </table:table>
      <text:p text:style-name="P58"/>
      <text:h text:style-name="P63" text:outline-level="3"><text:span text:style-name="T176">E</text:span>ncounter</text:h>
      <text:p text:style-name="Text_20_body"><text:span text:style-name="T22">T</text:span><text:span text:style-name="T21">he </text:span><text:span text:style-name="T48">heroes</text:span><text:span text:style-name="T23"> </text:span><text:span text:style-name="T24">begin in the box marked “START</text:span><text:span text:style-name="T46">.” </text:span><text:span text:style-name="T59">The position of each unit in </text:span><text:span text:style-name="T116">Squad A</text:span><text:span text:style-name="T56"> is immediately </text:span><text:span text:style-name="T59">detectable</text:span><text:span text:style-name="T56">, all other squads are concealed </text:span><text:span text:style-name="T61">to</text:span><text:span text:style-name="T60"> start</text:span><text:span text:style-name="T56">.</text:span></text:p>
      <text:list xml:id="list1918831665" text:style-name="L2">
        <text:list-item>
          <text:p text:style-name="P114"><text:span text:style-name="T46">T</text:span><text:span text:style-name="T45">he </text:span><text:span text:style-name="T55">enemies</text:span><text:span text:style-name="T45"> have not yet noticed the </text:span><text:span text:style-name="T58">heroes’</text:span><text:span text:style-name="T45"> approach.</text:span></text:p>
        </text:list-item>
        <text:list-item>
          <text:p text:style-name="P113"><text:span text:style-name="T47">A large drum is visible on the </text:span><text:span text:style-name="T49">south battlement. </text:span><text:span text:style-name="T52">While the drum is not destroyed, it grants the following Malice Feature, </text:span><text:span text:style-name="T53">which requires a creature </text:span><text:span text:style-name="T54">to use</text:span><text:span text:style-name="T53"> its maneuver adjacent the drum:</text:span></text:p>
        </text:list-item>
      </text:list>
      <table:table table:name="Table4" table:style-name="Table4">
        <table:table-column table:style-name="Table4.A"/>
        <table:table-column table:style-name="Table4.B"/>
        <table:table-column table:style-name="Table4.C"/>
        <table:table-row table:style-name="TableLine2323175955328">
          <table:table-cell table:style-name="Table4.A1" office:value-type="string">
            <text:p text:style-name="P45">War Drum <text:span text:style-name="T196">(Maneuver)</text:span></text:p>
          </table:table-cell>
          <table:table-cell table:style-name="Table4.B1" office:value-type="string">
            <text:p text:style-name="P48"><text:span text:style-name="T230">5</text:span> <text:span text:style-name="T121">Malice</text:span></text:p>
          </table:table-cell>
          <table:table-cell table:style-name="Table4.C1" office:value-type="string">
            <text:p text:style-name="P45"><text:span text:style-name="T118">While</text:span> the Drum is not destroyed (<text:span text:style-name="T120">1</text:span><text:span text:style-name="T132">5</text:span> Stamina)</text:p>
          </table:table-cell>
        </table:table-row>
      </table:table>
      <table:table table:name="Table5" table:style-name="Table5">
        <table:table-column table:style-name="Table5.A"/>
        <table:table-row table:style-name="TableLine2323175961584">
          <table:table-cell table:style-name="Table5.A1" office:value-type="string">
            <text:p text:style-name="P47"><text:s/>All enemies can make a <text:span text:style-name="T187">melee </text:span>free strike. <text:span text:style-name="T7">Squad D</text:span><text:span text:style-name="T119"> </text:span><text:span text:style-name="T175">appears </text:span><text:span text:style-name="T122">near</text:span><text:span text:style-name="T175"> the </text:span><text:span text:style-name="T188">d</text:span><text:span text:style-name="T175">rum.</text:span></text:p>
            <text:p text:style-name="P46"><text:span text:style-name="T122">Each time the</text:span><text:span text:style-name="T195"> drum is used </text:span><text:span text:style-name="T197">again</text:span><text:span text:style-name="T195">, another </text:span><text:span text:style-name="T169">Squad D</text:span><text:span text:style-name="T195"> </text:span><text:span text:style-name="T122">appears near the drum.</text:span><text:span text:style-name="T195"> </text:span><text:span text:style-name="T205"><text:s/></text:span></text:p>
          </table:table-cell>
        </table:table-row>
      </table:table>
      <text:p text:style-name="P3"/>
      <text:p text:style-name="P5">While the <text:span text:style-name="T198">enemies</text:span> are not aware of the <text:span text:style-name="T202">heroes</text:span>, have each <text:span text:style-name="T200">hero</text:span> move as if already in combat, one at a time. </text:p>
      <text:list xml:id="list587588095" text:style-name="L3">
        <text:list-item>
          <text:p text:style-name="P103">If a <text:span text:style-name="T201">hero</text:span> ends their turn not concealed, they must succeed a medium Presence Test or combat begins with the entire enemy force alert.</text:p>
        </text:list-item>
        <text:list-item>
          <text:p text:style-name="P115"><text:span text:style-name="T51">If the </text:span><text:span text:style-name="T57">heroes</text:span><text:span text:style-name="T51"> attack </text:span><text:span text:style-name="T50">before the enemies are alert</text:span><text:span text:style-name="T51">, combat begins and the enemies are surprised.</text:span></text:p>
        </text:list-item>
      </text:list>
      <text:p text:style-name="P4"><text:span text:style-name="T51">At the end of the first round </text:span><text:span text:style-name="T189">of combat </text:span><text:span text:style-name="T190">in which the enemies are </text:span><text:span text:style-name="T191">not surprised</text:span><text:span text:style-name="T51">, </text:span><text:span text:style-name="T199">enemy </text:span><text:span text:style-name="T51">reinforcements </text:span><text:span text:style-name="T246">(</text:span><text:span text:style-name="T170">Squad C</text:span><text:span text:style-name="T246">)</text:span><text:span text:style-name="T51"> arrive in the box marked “BACKUP.”</text:span></text:p>
      <text:h text:style-name="P69" text:outline-level="4"/>
      <text:h text:style-name="P70" text:outline-level="4">Encounter <text:span text:style-name="T13">Details</text:span></text:h>
      <text:p text:style-name="P53"><text:span text:style-name="T192">Assuming zero victories, t</text:span>his encounter <text:span text:style-name="T82">begins a</text:span><text:span text:style-name="T103">t</text:span> <text:span text:style-name="T82">Standard</text:span> <text:span text:style-name="T117">difficulty</text:span>. <text:span text:style-name="T82">At the end of the first round, reinforcements come up from the stairs in the hold and the encounter increases </text:span><text:span text:style-name="T83">to Hard </text:span><text:span text:style-name="T82">difficulty. </text:span><text:span text:style-name="T84">The encounter can </text:span><text:span text:style-name="T85">further increase in difficulty</text:span><text:span text:style-name="T84"> if the </text:span><text:span text:style-name="T87">heroes</text:span><text:span text:style-name="T84"> do not defeat </text:span><text:span text:style-name="T86">the enemy </text:span><text:span text:style-name="T84">forces quickly enough and they allow the War Drum to activate.</text:span></text:p>
      <text:p text:style-name="Horizontal_20_Line"/>
      <text:h text:style-name="P72" text:outline-level="5"><text:span text:style-name="T179">1st-Level</text:span> Party: <text:span text:style-name="T219">Goblins</text:span></text:h>
      <table:table table:name="Table2" table:style-name="Table2">
        <table:table-column table:style-name="Table2.A"/>
        <table:table-column table:style-name="Table2.B"/>
        <table:table-column table:style-name="Table2.C"/>
        <table:table-row table:style-name="TableLine2323175962944">
          <table:table-cell table:style-name="Table2.A1" office:value-type="string">
            <text:p text:style-name="P6">Party Size</text:p>
          </table:table-cell>
          <table:table-cell table:style-name="Table2.A1" office:value-type="string">
            <text:p text:style-name="P14">Loc<text:span text:style-name="T174">ation</text:span><text:span text:style-name="T206">s</text:span></text:p>
          </table:table-cell>
          <table:table-cell table:style-name="Table2.C1" office:value-type="string">
            <text:p text:style-name="P10">Enem<text:span text:style-name="T173">y Forces</text:span></text:p>
          </table:table-cell>
        </table:table-row>
        <table:table-row table:style-name="TableLine2323175961856">
          <table:table-cell table:style-name="Table2.A2" office:value-type="string">
            <text:p text:style-name="P6">2</text:p>
          </table:table-cell>
          <table:table-cell table:style-name="Table2.A2" office:value-type="string">
            <text:p text:style-name="P37">Wall<text:span text:style-name="T209">s</text:span></text:p>
            <text:p text:style-name="P37">Courtyard</text:p>
            <text:p text:style-name="P37">Backup</text:p>
            <text:p text:style-name="P37">Drum</text:p>
          </table:table-cell>
          <table:table-cell table:style-name="Table2.C2" office:value-type="string">
            <text:p text:style-name="P20"><text:span text:style-name="T166">Squad A:</text:span><text:span text:style-name="T194"> </text:span>4 Snipers <text:span text:style-name="T221">(m)</text:span>, 1 Stinker (capn)</text:p>
            <text:p text:style-name="P26"><text:span text:style-name="T166">Squad B:</text:span><text:span text:style-name="T194"> </text:span>4 <text:span text:style-name="T141">Runners</text:span> <text:span text:style-name="T221">(m)</text:span>, <text:span text:style-name="T207">1</text:span> Warg + <text:span text:style-name="T223">A</text:span>ssassin (capn, rider)</text:p>
            <text:p text:style-name="P27"><text:span text:style-name="T165">Squad C:</text:span> <text:span text:style-name="T218">3</text:span><text:span text:style-name="T203"> </text:span><text:span text:style-name="T126">Warriors</text:span></text:p>
            <text:p text:style-name="P32"><text:span text:style-name="T165">Squad D:</text:span> <text:span text:style-name="T227">6</text:span><text:span text:style-name="T204"> Runners </text:span><text:span text:style-name="T221">(m)</text:span></text:p>
          </table:table-cell>
        </table:table-row>
        <table:table-row table:style-name="TableLine2323175963216">
          <table:table-cell table:style-name="Table2.A2" office:value-type="string">
            <text:p text:style-name="P6">4</text:p>
          </table:table-cell>
          <table:table-cell table:style-name="Table2.A2" office:value-type="string">
            <text:p text:style-name="P37">Wall<text:span text:style-name="T209">s</text:span></text:p>
            <text:p text:style-name="P37"/>
            <text:p text:style-name="P37">Courtyard</text:p>
            <text:p text:style-name="P37"/>
            <text:p text:style-name="P37">Backup</text:p>
            <text:p text:style-name="P37">Drum</text:p>
          </table:table-cell>
          <table:table-cell table:style-name="Table2.C2" office:value-type="string">
            <text:p text:style-name="P21"><text:span text:style-name="T166">Squad A:</text:span><text:span text:style-name="T194"> </text:span>4 Snipers <text:span text:style-name="T222">(m)</text:span>, 1 Stinker (capn)</text:p>
            <text:p text:style-name="P21"><text:span text:style-name="T167">Squad</text:span><text:span text:style-name="T168">less</text:span><text:span text:style-name="T167">:</text:span><text:span text:style-name="T209"> 2 </text:span><text:span text:style-name="T130">Assassins</text:span></text:p>
            <text:p text:style-name="P23"><text:span text:style-name="T166">Squad B: </text:span>4 <text:span text:style-name="T141">Runners</text:span> <text:span text:style-name="T222">(m)</text:span>, <text:span text:style-name="T208">1</text:span> Warg + Assassin (capn, rider)</text:p>
            <text:p text:style-name="P39"><text:span text:style-name="T167">Squad</text:span><text:span text:style-name="T165">less: </text:span><text:span text:style-name="T208">1</text:span><text:span text:style-name="T193"> Warg + </text:span><text:span text:style-name="T130">Stinker</text:span><text:span text:style-name="T193"> (rider)</text:span></text:p>
            <text:p text:style-name="P29"><text:span text:style-name="T165">Squad C:</text:span> <text:span text:style-name="T218">3</text:span><text:span text:style-name="T203"> </text:span><text:span text:style-name="T126">Warriors</text:span></text:p>
            <text:p text:style-name="P33"><text:span text:style-name="T4">Squad D:</text:span><text:span text:style-name="T25"> </text:span><text:span text:style-name="T129">6</text:span><text:span text:style-name="T124"> Runners </text:span><text:span text:style-name="T125">(m)</text:span></text:p>
          </table:table-cell>
        </table:table-row>
      </table:table>
      <text:p text:style-name="P52"><text:span text:style-name="T26">* </text:span><text:span text:style-name="T27">for unlisted party sizes, add </text:span><text:span text:style-name="T29">1</text:span><text:span text:style-name="T27"> Warg + </text:span><text:span text:style-name="T34">Stinker</text:span><text:span text:style-name="T27"> </text:span><text:span text:style-name="T28">(rider)</text:span><text:span text:style-name="T27"> </text:span><text:span text:style-name="T30">(Courtyard – Squadless) </text:span><text:span text:style-name="T27">per extra member </text:span><text:span text:style-name="T28">over a listed party size. </text:span></text:p>
      <text:h text:style-name="Heading_20_5" text:outline-level="5"><text:span text:style-name="T220">Goblin </text:span><text:span text:style-name="T17">Suggested</text:span> Tactics</text:h>
      <text:p text:style-name="P55"><text:span text:style-name="T226">The wargs and rider</text:span><text:span text:style-name="T96">s</text:span><text:span text:style-name="T226"> will head out toward the party. Mounted wargs can cover </text:span><text:span text:style-name="T95">20</text:span><text:span text:style-name="T226"> squares in one turn (move, Sprint maneuver, </text:span><text:span text:style-name="T92">Bite/</text:span><text:span text:style-name="T93">Charge</text:span><text:span text:style-name="T226"> action, rider uses </text:span><text:span text:style-name="T97">Ride move action</text:span><text:span text:style-name="T96">). After </text:span><text:span text:style-name="T81">a</text:span><text:span text:style-name="T96"> warg charges, its rider has an edge on melee attacks until the end of the</text:span><text:span text:style-name="T94">ir</text:span><text:span text:style-name="T96"> turn.</text:span></text:p>
      <text:p text:style-name="P56"><text:span text:style-name="T179">A</text:span><text:span text:style-name="T178">RT OF GOBLIN </text:span><text:span text:style-name="T181">RIDING</text:span><text:span text:style-name="T180"> WARG </text:span><text:span text:style-name="T178">WITH BANNER (TWILIGHT PRINCESS)</text:span></text:p>
      <text:h text:style-name="P75" text:outline-level="5"><text:span text:style-name="T14">2nd-Level</text:span> Party: <text:span text:style-name="T16">Gnolls</text:span></text:h>
      <table:table table:name="Table3" table:style-name="Table3">
        <table:table-column table:style-name="Table3.A"/>
        <table:table-column table:style-name="Table3.B"/>
        <table:table-column table:style-name="Table3.C"/>
        <table:table-row table:style-name="TableLine2323175968112">
          <table:table-cell table:style-name="Table3.A1" office:value-type="string">
            <text:p text:style-name="P7">Party Size</text:p>
          </table:table-cell>
          <table:table-cell table:style-name="Table3.A1" office:value-type="string">
            <text:p text:style-name="P15">Loc<text:span text:style-name="T174">ation</text:span></text:p>
          </table:table-cell>
          <table:table-cell table:style-name="Table3.C1" office:value-type="string">
            <text:p text:style-name="P11">Enem<text:span text:style-name="T173">y Forces</text:span></text:p>
          </table:table-cell>
        </table:table-row>
        <table:table-row table:style-name="TableLine2323175971104">
          <table:table-cell table:style-name="Table3.A2" office:value-type="string">
            <text:p text:style-name="P7">2</text:p>
          </table:table-cell>
          <table:table-cell table:style-name="Table3.A2" office:value-type="string">
            <text:p text:style-name="P37">Wall<text:span text:style-name="T209">s</text:span></text:p>
            <text:p text:style-name="P37">Courtyard</text:p>
            <text:p text:style-name="P37"/>
            <text:p text:style-name="P37">Backup</text:p>
            <text:p text:style-name="P37">Drum</text:p>
          </table:table-cell>
          <table:table-cell table:style-name="Table3.C2" office:value-type="string">
            <text:p text:style-name="P20"><text:span text:style-name="T166">Squad A:</text:span><text:span text:style-name="T194"> </text:span><text:span text:style-name="T223">4 Chainflails (m), 1 Cackler (capn)</text:span></text:p>
            <text:p text:style-name="P20"><text:span text:style-name="T166">Squad B:</text:span><text:span text:style-name="T194"> </text:span><text:span text:style-name="T223">4 Chainflails (m), 1 Abyssal Summoner </text:span><text:span text:style-name="T224">(capn)</text:span></text:p>
            <text:p text:style-name="P40"><text:span text:style-name="T165">Squadless:</text:span> 1 Tusker Demon</text:p>
            <text:p text:style-name="P27"><text:span text:style-name="T165">Squad C:</text:span> <text:span text:style-name="T224">3 </text:span><text:span text:style-name="T135">Marauders</text:span></text:p>
            <text:p text:style-name="P36"><text:span text:style-name="T165">Squad D:</text:span> <text:span text:style-name="T229">6</text:span><text:span text:style-name="T224"> </text:span><text:span text:style-name="T133">Abyssal Hyenas</text:span><text:span text:style-name="T224"> </text:span><text:span text:style-name="T225">(m)</text:span></text:p>
          </table:table-cell>
        </table:table-row>
        <table:table-row table:style-name="TableLine2323175974912">
          <table:table-cell table:style-name="Table3.A2" office:value-type="string">
            <text:p text:style-name="P7">4</text:p>
          </table:table-cell>
          <table:table-cell table:style-name="Table3.A2" office:value-type="string">
            <text:p text:style-name="P37">Wall<text:span text:style-name="T209">s</text:span></text:p>
            <text:p text:style-name="P37"/>
            <text:p text:style-name="P37">Courtyard</text:p>
            <text:p text:style-name="P37"/>
            <text:p text:style-name="P37">Backup</text:p>
            <text:p text:style-name="P37">Drum</text:p>
          </table:table-cell>
          <table:table-cell table:style-name="Table3.C2" office:value-type="string">
            <text:p text:style-name="P24"><text:span text:style-name="T166">Squad A:</text:span><text:span text:style-name="T194"> </text:span><text:span text:style-name="T223">4 Chainflails (m), 1 Cackler (capn)</text:span></text:p>
            <text:p text:style-name="P49">Squadless:<text:span text:style-name="T210"> </text:span><text:span text:style-name="T212">3</text:span><text:span text:style-name="T211"> </text:span><text:span text:style-name="T123">Abyssal Summoners</text:span></text:p>
            <text:p text:style-name="P24"><text:span text:style-name="T166">Squad B:</text:span><text:span text:style-name="T194"> </text:span><text:span text:style-name="T223">4 Chainflails (m), 1 Abyssal Summoner </text:span><text:span text:style-name="T224">(capn)</text:span></text:p>
            <text:p text:style-name="P41"><text:span text:style-name="T165">Squadless:</text:span> <text:span text:style-name="T228">1</text:span> Tusker Demon <text:span text:style-name="T228">+ 1 </text:span><text:span text:style-name="T131">Cackler</text:span><text:span text:style-name="T228"> (rider)</text:span></text:p>
            <text:p text:style-name="P31"><text:span text:style-name="T165">Squad C:</text:span> <text:span text:style-name="T224">3 </text:span><text:span text:style-name="T135">Marauders</text:span></text:p>
            <text:p text:style-name="P34"><text:span text:style-name="T2">Squad D:</text:span><text:span text:style-name="T1"> </text:span><text:span text:style-name="T134">6</text:span><text:span text:style-name="T127"> </text:span><text:span text:style-name="T133">Abyssal Hyenas</text:span><text:span text:style-name="T25"> </text:span><text:span text:style-name="T128">(m)</text:span></text:p>
          </table:table-cell>
        </table:table-row>
      </table:table>
      <text:p text:style-name="P54"><text:span text:style-name="T26">* </text:span><text:span text:style-name="T27">for unlisted party sizes, add </text:span><text:span text:style-name="T31">2</text:span><text:span text:style-name="T27"> </text:span><text:span text:style-name="T32">Abyssal Archers</text:span><text:span text:style-name="T27"> </text:span><text:span text:style-name="T30">(</text:span><text:span text:style-name="T33">Walls</text:span><text:span text:style-name="T30"> – Squadless) </text:span><text:span text:style-name="T27">per extra member </text:span><text:span text:style-name="T28">over a listed party size. </text:span></text:p>
      <text:h text:style-name="P76" text:outline-level="5"><text:span text:style-name="T220">Gnoll </text:span><text:span text:style-name="T17">Suggested</text:span> Tactics</text:h>
      <text:p text:style-name="P44"><text:span text:style-name="T39">A </text:span><text:span text:style-name="T36">Chainflail can explode into a Bloodpool to boost the damage of other Chainflails or other ranged units on the battlements. </text:span><text:span text:style-name="T37">T</text:span><text:span text:style-name="T36">he Abyssal Hyenas summoned by the war drum (</text:span><text:span text:style-name="T38">5</text:span><text:span text:style-name="T36"> Malice) can turn into Gnoll Marauders </text:span><text:span text:style-name="T39">by stepping into the bloodpool </text:span><text:span text:style-name="T41">or via the Abyssal Summoner’s Cackletongue (used at no cost if within range of </text:span><text:span text:style-name="T44">another</text:span><text:span text:style-name="T41"> Cackletongue)</text:span><text:span text:style-name="T39">. </text:span><text:span text:style-name="T42">T</text:span><text:span text:style-name="T40">he gnolls </text:span><text:span text:style-name="T43">also </text:span><text:span text:style-name="T40">want to group up to make use of Death Frenzy.</text:span></text:p>
      <text:p text:style-name="Horizontal_20_Line"/>
      <text:h text:style-name="P77" text:outline-level="5"><text:span text:style-name="T15">3r</text:span><text:span text:style-name="T14">d-Level</text:span> Party: <text:span text:style-name="T15">Time Raiders</text:span></text:h>
      <table:table table:name="Table6" table:style-name="Table6">
        <table:table-column table:style-name="Table6.A"/>
        <table:table-column table:style-name="Table6.B"/>
        <table:table-column table:style-name="Table6.C"/>
        <table:table-row table:style-name="TableLine2323175968384">
          <table:table-cell table:style-name="Table6.A1" office:value-type="string">
            <text:p text:style-name="P9">Party Size</text:p>
          </table:table-cell>
          <table:table-cell table:style-name="Table6.A1" office:value-type="string">
            <text:p text:style-name="P17">Loc<text:span text:style-name="T174">ation</text:span></text:p>
          </table:table-cell>
          <table:table-cell table:style-name="Table6.C1" office:value-type="string">
            <text:p text:style-name="P13">Enem<text:span text:style-name="T173">y Forces</text:span></text:p>
          </table:table-cell>
        </table:table-row>
        <table:table-row table:style-name="TableLine2323175982256">
          <table:table-cell table:style-name="Table6.A2" office:value-type="string">
            <text:p text:style-name="P9">2</text:p>
          </table:table-cell>
          <table:table-cell table:style-name="Table6.A2" office:value-type="string">
            <text:p text:style-name="P38">Wall<text:span text:style-name="T209">s</text:span></text:p>
            <text:p text:style-name="P38">Courtyard</text:p>
            <text:p text:style-name="P38">Backup</text:p>
            <text:p text:style-name="P38">Drum</text:p>
          </table:table-cell>
          <table:table-cell table:style-name="Table6.C2" office:value-type="string">
            <text:p text:style-name="P25"><text:span text:style-name="T166">Squad A:</text:span><text:span text:style-name="T194"> </text:span><text:span text:style-name="T233">3</text:span><text:span text:style-name="T231"> Cannonfalls (m), 1 Helix (capn)</text:span></text:p>
            <text:p text:style-name="P25"><text:span text:style-name="T166">Squad B:</text:span><text:span text:style-name="T194"> </text:span><text:span text:style-name="T233">3</text:span><text:span text:style-name="T231"> Cannonfalls (m), 1 </text:span><text:span text:style-name="T136">Mind Punk</text:span><text:span text:style-name="T231"> (capn)</text:span></text:p>
            <text:p text:style-name="P30"><text:span text:style-name="T165">Squad C:</text:span> <text:span text:style-name="T234">2</text:span><text:span text:style-name="T231"> Hijacks</text:span></text:p>
            <text:p text:style-name="P35"><text:span text:style-name="T165">Squad D:</text:span> <text:span text:style-name="T140">8</text:span><text:span text:style-name="T231"> Archons </text:span><text:span text:style-name="T232">(m)</text:span></text:p>
          </table:table-cell>
        </table:table-row>
        <table:table-row table:style-name="TableLine2323175987152">
          <table:table-cell table:style-name="Table6.A2" office:value-type="string">
            <text:p text:style-name="P9">4</text:p>
          </table:table-cell>
          <table:table-cell table:style-name="Table6.A2" office:value-type="string">
            <text:p text:style-name="P38">Wall<text:span text:style-name="T209">s</text:span></text:p>
            <text:p text:style-name="P38"/>
            <text:p text:style-name="P38">Courtyard</text:p>
            <text:p text:style-name="P38"/>
            <text:p text:style-name="P38">Backup</text:p>
            <text:p text:style-name="P38">Drum</text:p>
          </table:table-cell>
          <table:table-cell table:style-name="Table6.C2" office:value-type="string">
            <text:p text:style-name="P25"><text:span text:style-name="T166">Squad A:</text:span><text:span text:style-name="T194"> </text:span><text:span text:style-name="T235">3</text:span><text:span text:style-name="T231"> Cannonfalls (m), 1 Helix (capn)</text:span></text:p>
            <text:p text:style-name="P43"><text:span text:style-name="T165">Squadless:</text:span> <text:span text:style-name="T235">1</text:span><text:span text:style-name="T137"> </text:span><text:span text:style-name="T138">Hijack</text:span></text:p>
            <text:p text:style-name="P25"><text:span text:style-name="T166">Squad B:</text:span><text:span text:style-name="T194"> </text:span><text:span text:style-name="T235">3</text:span><text:span text:style-name="T231"> Cannonfalls (m), 1 </text:span><text:span text:style-name="T136">Mind Punk</text:span><text:span text:style-name="T231"> (capn)</text:span></text:p>
            <text:p text:style-name="P42"><text:span text:style-name="T165">Squadless:</text:span> <text:span text:style-name="T235">1</text:span><text:span text:style-name="T231"> </text:span><text:span text:style-name="T136">Nemes</text:span><text:span text:style-name="T139">is</text:span></text:p>
            <text:p text:style-name="P30"><text:span text:style-name="T165">Squad C:</text:span> <text:span text:style-name="T235">2</text:span><text:span text:style-name="T231"> Hijacks</text:span></text:p>
            <text:p text:style-name="P35"><text:span text:style-name="T165">Squad D:</text:span> <text:span text:style-name="T140">8</text:span><text:span text:style-name="T231"> Archons </text:span><text:span text:style-name="T232">(m)</text:span></text:p>
          </table:table-cell>
        </table:table-row>
      </table:table>
      <text:p text:style-name="P19"><text:span text:style-name="T26">* </text:span><text:span text:style-name="T27">for unlisted party sizes, add </text:span><text:span text:style-name="T35">1 Nemesis</text:span><text:span text:style-name="T27"> </text:span><text:span text:style-name="T30">(</text:span><text:span text:style-name="T33">Walls</text:span><text:span text:style-name="T30"> – Squadless) </text:span><text:span text:style-name="T27">per extra member </text:span><text:span text:style-name="T28">over a listed party size. </text:span></text:p>
      <text:h text:style-name="P76" text:outline-level="5"><text:span text:style-name="T17">Time Raider Suggested</text:span> Tactics</text:h>
      <text:p text:style-name="P57">DO THIS</text:p>
      <text:h text:style-name="P60" text:outline-level="1"><text:span text:style-name="T177">001</text:span><text:span text:style-name="T216">B</text:span><text:span text:style-name="T177">: </text:span><text:span text:style-name="T217">Silence the Echoes</text:span></text:h>
      <text:h text:style-name="P62" text:outline-level="3" text:is-list-header="true">Goal<text:span text:style-name="T164">s</text:span></text:h>
      <text:p text:style-name="P50"><text:span text:style-name="T99">The knights buried in Fort Thunder continue their watch of the portal to Arcadia even in death</text:span>. Earn <text:span text:style-name="T1">1</text:span><text:span text:style-name="T11"> </text:span><text:span text:style-name="T1">victory point each for:</text:span></text:p>
      <text:list xml:id="list1470367151" text:style-name="L4">
        <text:list-item>
          <text:p text:style-name="P106">Close the portal to Arcadia</text:p>
        </text:list-item>
        <text:list-item>
          <text:p text:style-name="P106">Kill all invaders from the portal</text:p>
        </text:list-item>
      </text:list>
      <table:table table:name="Table7" table:style-name="Table7">
        <table:table-column table:style-name="Table7.A"/>
        <table:table-row table:style-name="TableLine2323175972736">
          <table:table-cell table:style-name="Table7.A1" office:value-type="string">
            <text:h text:style-name="P68" text:outline-level="4">Movement</text:h>
            <text:list xml:id="list3524830344" text:style-name="L5">
              <text:list-item>
                <text:p text:style-name="P116"><text:span text:style-name="T10">S</text:span><text:span text:style-name="T1">tanding on rubble </text:span><text:span text:style-name="T100">or on</text:span><text:span text:style-name="T1"> </text:span><text:span text:style-name="T145">a </text:span><text:span text:style-name="T1">coffin </text:span><text:span text:style-name="T144">(unless the water is frozen)</text:span><text:span text:style-name="T1"> both count as difficult terrain.</text:span></text:p>
              </text:list-item>
              <text:list-item>
                <text:p text:style-name="P117"><text:span text:style-name="T1">While in water, use the “Underwater Combat” rules: fire immunity 5, lightning weakness 5, and </text:span><text:span text:style-name="T143">if your speed doesn’t have</text:span><text:span text:style-name="T98"> the</text:span><text:span text:style-name="T1"> Swim keyword, all </text:span><text:span text:style-name="T142">your </text:span><text:span text:style-name="T1">power rolls take a bane.</text:span></text:p>
              </text:list-item>
            </text:list>
          </table:table-cell>
        </table:table-row>
        <table:table-row table:style-name="TableLine2323175976000">
          <table:table-cell table:style-name="Table7.A2" office:value-type="string">
            <text:h text:style-name="P67" text:outline-level="4">Height</text:h>
            <text:list xml:id="list3441052173210" text:continue-numbering="true" text:style-name="L5">
              <text:list-item>
                <text:p text:style-name="P104">Squares out of the water are <text:span text:style-name="T213">3 squares </text:span>higher than the water.</text:p>
              </text:list-item>
              <text:list-item>
                <text:p text:style-name="P104">The water is <text:span text:style-name="T213">2 squares</text:span> deep.</text:p>
              </text:list-item>
              <text:list-item>
                <text:p text:style-name="P105"><text:span text:style-name="T253">Statues</text:span><text:span text:style-name="T236"> are</text:span><text:span text:style-name="T171"> </text:span><text:span text:style-name="T172">4</text:span><text:span text:style-name="T171"> squares</text:span><text:span text:style-name="T236"> high </text:span><text:span text:style-name="T253">(above water)</text:span><text:span text:style-name="T236"> for the purposes of climbing and jumping from.</text:span></text:p>
              </text:list-item>
            </text:list>
          </table:table-cell>
        </table:table-row>
      </table:table>
      <text:p text:style-name="P58"/>
      <text:h text:style-name="P64" text:outline-level="3"><text:span text:style-name="T176">E</text:span>ncounter</text:h>
      <text:p text:style-name="P122"><text:span text:style-name="T22">T</text:span><text:span text:style-name="T21">he </text:span><text:span text:style-name="T48">heroes</text:span><text:span text:style-name="T23"> </text:span><text:span text:style-name="T24">begin in the box marked “START</text:span><text:span text:style-name="T46">.” </text:span><text:span text:style-name="T62">The portal to Arcadia is obviously open </text:span><text:span text:style-name="T65">(to the </text:span><text:span text:style-name="T115">Jungle</text:span><text:span text:style-name="T65">)</text:span><text:span text:style-name="T62">, </text:span><text:span text:style-name="T71">the enemy forces</text:span><text:span text:style-name="T62"> walks through and </text:span><text:span text:style-name="T72">are</text:span><text:span text:style-name="T62"> immediately hostile to the heroes. </text:span><text:span text:style-name="T66">Additionally, the undead </text:span><text:span text:style-name="T113">K</text:span><text:span text:style-name="T114">nights</text:span><text:span text:style-name="T66"> also notice the heroes and are hostile. </text:span></text:p>
      <text:p text:style-name="P119"><text:span text:style-name="T73">T</text:span><text:span text:style-name="T66">he stones leading into the portal </text:span><text:span text:style-name="T73">begin to glow brightly. </text:span><text:span text:style-name="T74">I</text:span><text:span text:style-name="T66">nscribed </text:span><text:span text:style-name="T74">upon them </text:span><text:span text:style-name="T75">clearly is a prompt</text:span><text:span text:style-name="T66">: “Speak your oath</text:span><text:span text:style-name="T63">s</text:span><text:span text:style-name="T66">, Knights of Delia, and close shut the jaws of Arcadia!”</text:span></text:p>
      <text:p text:style-name="P122"><text:span text:style-name="T62">In order to close the portal:</text:span></text:p>
      <text:list xml:id="list1108830830" text:style-name="L8">
        <text:list-item>
          <text:p text:style-name="P118"><text:span text:style-name="T45">At least (# of party * 2, max 10) oaths of the 10 knights must be read aloud. Each knight statue has the oath inscribed on the statue, but it’s faded and requires the reader be adjacent to or on top of the statue to read.</text:span></text:p>
        </text:list-item>
        <text:list-item>
          <text:p text:style-name="P121"><text:span text:style-name="T45">While the portal is open, at the end of </text:span><text:span text:style-name="T67">every other</text:span><text:span text:style-name="T45"> round </text:span><text:span text:style-name="T77">or </text:span><text:span text:style-name="T76">round</text:span><text:span text:style-name="T77">s</text:span><text:span text:style-name="T76"> during which</text:span><text:span text:style-name="T68"> the portal location changes, </text:span><text:span text:style-name="T45">a Squad joins based on what location in Arcadia the portal is connected to.</text:span></text:p>
        </text:list-item>
      </text:list>
      <text:p text:style-name="P123"><text:span text:style-name="T45">When the last necessary oath is spoken, the portal </text:span><text:span text:style-name="T69">changes location, sends the last Squad through, and closes shut. The location has no effect on the room.</text:span></text:p>
      <text:p text:style-name="P120"><text:span text:style-name="T45">When an oath is spoken aloud, the portal connects to a new location in Arcadia. Choose from the table. Each location </text:span><text:span text:style-name="T64">a</text:span><text:span text:style-name="T45">ffects the room </text:span><text:span text:style-name="T70">(except once the portal closes)</text:span><text:span text:style-name="T45">. </text:span><text:span text:style-name="T78">At the end of the round that the location changed, enemies enter through the portal according to the location.</text:span></text:p>
      <table:table table:name="Table8" table:style-name="Table8">
        <table:table-column table:style-name="Table8.A"/>
        <table:table-column table:style-name="Table8.B"/>
        <table:table-row table:style-name="TableLine2323085744352">
          <table:table-cell table:style-name="Table8.A1" office:value-type="string">
            <text:p text:style-name="P101">Location</text:p>
          </table:table-cell>
          <table:table-cell table:style-name="Table8.B1" office:value-type="string">
            <text:p text:style-name="P101">Effect</text:p>
          </table:table-cell>
        </table:table-row>
        <table:table-row table:style-name="TableLine2323085744352">
          <table:table-cell table:style-name="Table8.A2" office:value-type="string">
            <text:p text:style-name="P96">Jungle</text:p>
          </table:table-cell>
          <table:table-cell table:style-name="Table8.B2" office:value-type="string">
            <text:p text:style-name="P100"><text:span text:style-name="T149">T</text:span><text:span text:style-name="T148">horn</text:span><text:span text:style-name="T149">ed vines rapidly grow to cover all the stone walls and statues.</text:span></text:p>
            <text:p text:style-name="P100"><text:span text:style-name="T150">W</text:span><text:span text:style-name="T148">hen a creature is force moved into the thorns, they are bleeding (save ends).</text:span></text:p>
          </table:table-cell>
        </table:table-row>
        <table:table-row table:style-name="TableLine2323085744352">
          <table:table-cell table:style-name="Table8.A2" office:value-type="string">
            <text:p text:style-name="P95"><text:s/><text:span text:style-name="T237">Frozen Peak</text:span></text:p>
          </table:table-cell>
          <table:table-cell table:style-name="Table8.B2" office:value-type="string">
            <text:p text:style-name="P97">All the water <text:span text:style-name="T239">squares </text:span>become Frozen Pond hazar<text:span text:style-name="T238">ds. </text:span><text:span text:style-name="T240">Anyone in the water takes 5 cold damage and is restrained </text:span><text:span text:style-name="T241">until the square of pond they’re on is disabled.</text:span></text:p>
          </table:table-cell>
        </table:table-row>
        <table:table-row table:style-name="TableLine2323085744352">
          <table:table-cell table:style-name="Table8.A2" office:value-type="string">
            <text:p text:style-name="P96">Volcano</text:p>
          </table:table-cell>
          <table:table-cell table:style-name="Table8.B2" office:value-type="string">
            <text:p text:style-name="P99">All the squares of the portal <text:span text:style-name="T146">gain</text:span> Lava hazards with the Magma Flow upgrade.</text:p>
          </table:table-cell>
        </table:table-row>
        <table:table-row table:style-name="TableLine2323085744352">
          <table:table-cell table:style-name="Table8.A2" office:value-type="string">
            <text:p text:style-name="P83">Swamp</text:p>
          </table:table-cell>
          <table:table-cell table:style-name="Table8.B2" office:value-type="string">
            <text:p text:style-name="P98">All the water <text:span text:style-name="T239">squares </text:span>become <text:span text:style-name="T147">Corrosive Pool</text:span> hazar<text:span text:style-name="T238">ds. </text:span></text:p>
            <text:p text:style-name="P98"><text:span text:style-name="T242">At the end of </text:span><text:span text:style-name="T243">each </text:span><text:span text:style-name="T242">round, any consumed Corrosive Pool squares are replaced.</text:span></text:p>
          </table:table-cell>
        </table:table-row>
      </table:table>
      <text:p text:style-name="P58"/>
      <text:h text:style-name="P71" text:outline-level="4">Encounter <text:span text:style-name="T13">Details</text:span></text:h>
      <text:p text:style-name="P128"><text:span text:style-name="T192">Assuming </text:span><text:span text:style-name="T102">zero</text:span><text:span text:style-name="T192"> victories, t</text:span>his encounter <text:span text:style-name="T82">begins a</text:span><text:span text:style-name="T103">t</text:span> <text:span text:style-name="T82">Standard</text:span> <text:span text:style-name="T117">difficulty</text:span>. <text:span text:style-name="T264">A</text:span><text:span text:style-name="T79">t the end of </text:span><text:span text:style-name="T67">every other</text:span><text:span text:style-name="T79"> round </text:span><text:span text:style-name="T77">or </text:span><text:span text:style-name="T76">round</text:span><text:span text:style-name="T77">s</text:span><text:span text:style-name="T76"> during which</text:span><text:span text:style-name="T68"> the portal location changes</text:span><text:span text:style-name="T107">,</text:span><text:span text:style-name="T101"> approximately </text:span><text:span text:style-name="T112">2/3</text:span><text:span text:style-name="T101"> the </text:span><text:span text:style-name="T104">heroes’ encounter strength</text:span><text:span text:style-name="T101"> enters through the portal.</text:span></text:p>
      <text:h text:style-name="P73" text:outline-level="5"><text:span text:style-name="T179">1st-Level</text:span> Party</text:h>
      <table:table table:name="Table10" table:style-name="Table10">
        <table:table-column table:style-name="Table10.A"/>
        <table:table-column table:style-name="Table10.B"/>
        <table:table-column table:style-name="Table10.C"/>
        <table:table-row table:style-name="TableLine2323175972464">
          <table:table-cell table:style-name="Table10.A1" office:value-type="string">
            <text:p text:style-name="P8">Party Size</text:p>
          </table:table-cell>
          <table:table-cell table:style-name="Table10.A1" office:value-type="string">
            <text:p text:style-name="P85">Locations</text:p>
          </table:table-cell>
          <table:table-cell table:style-name="Table10.C1" office:value-type="string">
            <text:p text:style-name="P12">Enem<text:span text:style-name="T173">y Forces</text:span></text:p>
          </table:table-cell>
        </table:table-row>
        <table:table-row table:style-name="TableLine2323175973008">
          <table:table-cell table:style-name="Table10.A2" office:value-type="string">
            <text:p text:style-name="P84">#</text:p>
          </table:table-cell>
          <table:table-cell table:style-name="Table10.A2" office:value-type="string">
            <text:p text:style-name="P86">Coffins</text:p>
            <text:p text:style-name="P82">Portal</text:p>
          </table:table-cell>
          <table:table-cell table:style-name="Table10.C2" office:value-type="string">
            <text:p text:style-name="P22"><text:span text:style-name="T6">Knights</text:span><text:span text:style-name="T166">:</text:span><text:span text:style-name="T194"> </text:span><text:span text:style-name="T245">(# + 1)</text:span><text:span text:style-name="T244"> Specters</text:span></text:p>
            <text:p text:style-name="P22"><text:span text:style-name="T5">Jungle</text:span><text:span text:style-name="T166">:</text:span><text:span text:style-name="T194"> </text:span><text:span text:style-name="T248">(# - 1, min 1) Wode Elf Tree Chirugeon</text:span><text:span text:style-name="T252">s</text:span><text:span text:style-name="T248"> </text:span><text:span text:style-name="T249">(30 Stamina)</text:span></text:p>
            <text:p text:style-name="P28"><text:span text:style-name="T5">Frozen Peak</text:span><text:span text:style-name="T165">:</text:span> <text:span text:style-name="T247">(# + 1) High Elf Bloodletters</text:span></text:p>
            <text:p text:style-name="P88"><text:span text:style-name="T5">Volcano</text:span><text:span text:style-name="T165">:</text:span> <text:span text:style-name="T151">(# / 2, </text:span><text:span text:style-name="T152">min 1</text:span><text:span text:style-name="T151">)</text:span><text:span text:style-name="T153"> Basilisk </text:span><text:span text:style-name="T154">Tonguesnappers </text:span><text:span text:style-name="T155">(with fire immunity 4 </text:span><text:span text:style-name="T156">instead of acid and poison immunities</text:span><text:span text:style-name="T155">)</text:span></text:p>
            <text:p text:style-name="P87"><text:span text:style-name="T5">Swamp</text:span><text:span text:style-name="T165">:</text:span> <text:span text:style-name="T250">(# + 1) Kobol</text:span><text:span text:style-name="T251">d</text:span><text:span text:style-name="T250"> Venator</text:span><text:span text:style-name="T251">s</text:span></text:p>
          </table:table-cell>
        </table:table-row>
      </table:table>
      <text:h text:style-name="P78" text:outline-level="5"><text:span text:style-name="T20">Suggested</text:span> Tactics</text:h>
      <text:p text:style-name="P124"><text:span text:style-name="T80">When a creature from </text:span><text:span text:style-name="T105">the </text:span><text:span text:style-name="T80">portal gets low on </text:span><text:span text:style-name="T106">stamina</text:span><text:span text:style-name="T80">, a specter can use Decaying Touch on them with the </text:span><text:span text:style-name="T111">2-</text:span><text:span text:style-name="T80">Malice bonus. If it kills, the creature dies and becomes another specter.</text:span></text:p>
      <text:p text:style-name="P127"><text:span text:style-name="T80">Kobold Venators can light their net on fire for 3 Malice, which can potentially trigger the Corrosive Pool hazard to explode. </text:span><text:span text:style-name="T108">The Basilisk can pull targets closer to the Lava with its Prehensile tongue. </text:span><text:span text:style-name="T109">Even if a Basilisk (with fire immunity 4) gets burned, it won’t take much fire damage from the burn.</text:span></text:p>
      <text:p text:style-name="P129"><text:span text:style-name="T109">S</text:span><text:span text:style-name="T80">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span></text:p>
      <text:h text:style-name="P80" text:outline-level="5"><text:span text:style-name="T14"/></text:h>
      <text:h text:style-name="P79" text:outline-level="5"><text:span text:style-name="T14">2nd-Level</text:span> Party</text:h>
      <table:table table:name="Table11" table:style-name="Table11">
        <table:table-column table:style-name="Table11.A"/>
        <table:table-column table:style-name="Table11.B"/>
        <table:table-column table:style-name="Table11.C"/>
        <table:table-row table:style-name="TableLine2323175983888">
          <table:table-cell table:style-name="Table11.A1" office:value-type="string">
            <text:p text:style-name="P8">Party Size</text:p>
          </table:table-cell>
          <table:table-cell table:style-name="Table11.A1" office:value-type="string">
            <text:p text:style-name="P16">Loc<text:span text:style-name="T174">ation</text:span></text:p>
          </table:table-cell>
          <table:table-cell table:style-name="Table11.C1" office:value-type="string">
            <text:p text:style-name="P12">Enem<text:span text:style-name="T173">y Forces</text:span></text:p>
          </table:table-cell>
        </table:table-row>
        <table:table-row table:style-name="TableLine2323175979808">
          <table:table-cell table:style-name="Table11.A2" office:value-type="string">
            <text:p text:style-name="P84">#</text:p>
          </table:table-cell>
          <table:table-cell table:style-name="Table11.A2" office:value-type="string">
            <text:p text:style-name="P86">Coffins</text:p>
            <text:p text:style-name="P82">Portal</text:p>
          </table:table-cell>
          <table:table-cell table:style-name="Table11.C2" office:value-type="string">
            <text:p text:style-name="P22"><text:span text:style-name="T6">Knights</text:span><text:span text:style-name="T166">:</text:span><text:span text:style-name="T194"> </text:span><text:span text:style-name="T245">(# * </text:span><text:span text:style-name="T254">2</text:span><text:span text:style-name="T245">)</text:span><text:span text:style-name="T244"> Specters</text:span></text:p>
            <text:p text:style-name="P92"><text:span text:style-name="T5">Jungle</text:span><text:span text:style-name="T166">:</text:span><text:span text:style-name="T194"> </text:span><text:span text:style-name="T151">(# / 2, </text:span><text:span text:style-name="T152">min 1</text:span><text:span text:style-name="T151">)</text:span><text:span text:style-name="T153"> </text:span><text:span text:style-name="T158">Bugbear Shadow Sneaks</text:span></text:p>
            <text:p text:style-name="P93"><text:span text:style-name="T5">Frozen Peak</text:span><text:span text:style-name="T165">:</text:span> <text:span text:style-name="T151">(# / 2, </text:span><text:span text:style-name="T152">min 1</text:span><text:span text:style-name="T151">)</text:span><text:span text:style-name="T153"> </text:span><text:span text:style-name="T157">Striped Condor Griffons</text:span></text:p>
            <text:p text:style-name="P89"><text:span text:style-name="T5">Volcano</text:span><text:span text:style-name="T165">:</text:span> <text:span text:style-name="T151">(# - </text:span><text:span text:style-name="T160">1, min 1</text:span><text:span text:style-name="T151">)</text:span><text:span text:style-name="T153"> Basilisk </text:span><text:span text:style-name="T154">Tonguesnappers </text:span><text:span text:style-name="T155">(with fire immunity 4 </text:span><text:span text:style-name="T156">instead of acid and poison immunities</text:span><text:span text:style-name="T155">)</text:span></text:p>
            <text:p text:style-name="P87"><text:span text:style-name="T5">Swamp</text:span><text:span text:style-name="T165">:</text:span> <text:span text:style-name="T255">(# + 1) High Elf Deathtouch (</text:span><text:span text:style-name="T256">with </text:span><text:span text:style-name="T255">5 Malice Heartpiercer, </text:span><text:span text:style-name="T159">damage is fire damage)</text:span></text:p>
          </table:table-cell>
        </table:table-row>
      </table:table>
      <text:h text:style-name="P81" text:outline-level="5"><text:span text:style-name="T20">Suggested</text:span> Tactics</text:h>
      <text:p text:style-name="P125"><text:span text:style-name="T80">When a creature from </text:span><text:span text:style-name="T105">the </text:span><text:span text:style-name="T80">portal gets low on </text:span><text:span text:style-name="T106">stamina</text:span><text:span text:style-name="T80">, a specter can use Decaying Touch on them with the </text:span><text:span text:style-name="T110">2-</text:span><text:span text:style-name="T80">Malice bonus. If it kills, the creature dies and becomes another specter.</text:span></text:p>
      <text:p text:style-name="P107">High Elf Deathtouch<text:span text:style-name="T258">es</text:span> can use their Malice to explode the Corrosive Pool. The Basilisk can pull targets closer to the Lava with its Prehensile tongue. <text:span text:style-name="T257">Even if a Basilisk (with fire immunity 4) gets burned, it won’t take much fire damage from the burn.</text:span></text:p>
      <text:p text:style-name="P108"><text:span text:style-name="T257">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text:p text:style-name="Horizontal_20_Line"/>
      <text:h text:style-name="P74" text:outline-level="5"><text:span text:style-name="T213">3rd-Level Party</text:span></text:h>
      <table:table table:name="Table12" table:style-name="Table12">
        <table:table-column table:style-name="Table12.A"/>
        <table:table-column table:style-name="Table12.B"/>
        <table:table-column table:style-name="Table12.C"/>
        <table:table-row table:style-name="TableLine2323175980080">
          <table:table-cell table:style-name="Table12.A1" office:value-type="string">
            <text:p text:style-name="P8">Party Size</text:p>
          </table:table-cell>
          <table:table-cell table:style-name="Table12.A1" office:value-type="string">
            <text:p text:style-name="P16">Loc<text:span text:style-name="T174">ation</text:span></text:p>
          </table:table-cell>
          <table:table-cell table:style-name="Table12.C1" office:value-type="string">
            <text:p text:style-name="P12">Enem<text:span text:style-name="T173">y Forces</text:span></text:p>
          </table:table-cell>
        </table:table-row>
        <table:table-row table:style-name="TableLine2323175984704">
          <table:table-cell table:style-name="Table12.A2" office:value-type="string">
            <text:p text:style-name="P84">#</text:p>
          </table:table-cell>
          <table:table-cell table:style-name="Table12.A2" office:value-type="string">
            <text:p text:style-name="P86">Coffins</text:p>
            <text:p text:style-name="P82">Portal</text:p>
          </table:table-cell>
          <table:table-cell table:style-name="Table12.C2" office:value-type="string">
            <text:p text:style-name="P22"><text:span text:style-name="T6">Knights</text:span><text:span text:style-name="T166">:</text:span><text:span text:style-name="T194"> </text:span><text:span text:style-name="T245">(# * </text:span><text:span text:style-name="T259">2 + 2</text:span><text:span text:style-name="T245">)</text:span><text:span text:style-name="T244"> Specters</text:span></text:p>
            <text:p text:style-name="P22"><text:span text:style-name="T5">Jungle</text:span><text:span text:style-name="T166">:</text:span><text:span text:style-name="T194"> </text:span><text:span text:style-name="T262">(</text:span><text:span text:style-name="T263">5</text:span><text:span text:style-name="T262"> * #) Lizardfolk </text:span><text:span text:style-name="T163">Grunt</text:span><text:span text:style-name="T262"> (m), (#) Lizardfolk Scaletooth (capn)</text:span></text:p>
            <text:p text:style-name="P94"><text:span text:style-name="T5">Frozen Peak</text:span><text:span text:style-name="T165">:</text:span> <text:span text:style-name="T151">(# </text:span><text:span text:style-name="T152">-</text:span><text:span text:style-name="T162"> 1, min 1</text:span><text:span text:style-name="T151">)</text:span><text:span text:style-name="T153"> </text:span><text:span text:style-name="T157">Striped Condor Griffons</text:span></text:p>
            <text:p text:style-name="P90"><text:span text:style-name="T5">Volcano</text:span><text:span text:style-name="T165">:</text:span> <text:span text:style-name="T151">(# - </text:span><text:span text:style-name="T160">1, min 1</text:span><text:span text:style-name="T151">)</text:span><text:span text:style-name="T153"> </text:span><text:span text:style-name="T161">Crux of Fire</text:span></text:p>
            <text:p text:style-name="P87"><text:span text:style-name="T5">Swamp</text:span><text:span text:style-name="T165">:</text:span> <text:span text:style-name="T260">1 Chimera (no villain actions, no Solo Turns, Stamina = # * </text:span><text:span text:style-name="T261">4</text:span><text:span text:style-name="T260">0)</text:span></text:p>
          </table:table-cell>
        </table:table-row>
      </table:table>
      <text:h text:style-name="P81" text:outline-level="5"><text:span text:style-name="T20">Suggested</text:span> Tactics</text:h>
      <text:p text:style-name="P126"><text:span text:style-name="T80">When a creature from </text:span><text:span text:style-name="T105">the </text:span><text:span text:style-name="T80">portal gets low on </text:span><text:span text:style-name="T106">stamina</text:span><text:span text:style-name="T80">, a specter can use Decaying Touch on them with the </text:span><text:span text:style-name="T110">2-</text:span><text:span text:style-name="T80">Malice bonus. If it kills, the creature dies and becomes another specter.</text:span></text:p>
      <text:p text:style-name="P109">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108"><text:span text:style-name="T257">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2T00:34:39.544000000</dc:date>
    <meta:editing-duration>PT19H41M23S</meta:editing-duration>
    <meta:editing-cycles>548</meta:editing-cycles>
    <meta:generator>LibreOffice/7.2.2.2$Windows_X86_64 LibreOffice_project/02b2acce88a210515b4a5bb2e46cbfb63fe97d56</meta:generator>
    <meta:document-statistic meta:table-count="11" meta:image-count="0" meta:object-count="0" meta:page-count="7" meta:paragraph-count="192" meta:word-count="1917" meta:character-count="10814" meta:non-whitespace-character-count="9089"/>
  </office:meta>
</office:document-meta>
</file>